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textarea-vertical-align="middle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draw:textarea-vertical-align="middle"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draw:textarea-vertical-align="middle" fo:min-height="15.375cm"/>
    </style:style>
    <style:style style:name="pr8" style:family="presentation" style:parent-style-name="Default-outline1">
      <style:graphic-properties draw:textarea-vertical-align="middle" fo:min-height="13.878cm"/>
    </style:style>
    <style:style style:name="pr9" style:family="presentation" style:parent-style-name="Default-outline1">
      <style:graphic-properties draw:textarea-vertical-align="middle" draw:auto-grow-height="true" fo:min-height="14.433cm"/>
    </style:style>
    <style:style style:name="pr10" style:family="presentation" style:parent-style-name="Default-outline1">
      <style:graphic-properties draw:textarea-vertical-align="middle" fo:min-height="13.989cm"/>
    </style:style>
    <style:style style:name="pr11" style:family="presentation" style:parent-style-name="Default-outline1">
      <style:graphic-properties draw:textarea-vertical-align="middle" fo:min-height="14.111cm"/>
    </style:style>
    <style:style style:name="pr12" style:family="presentation" style:parent-style-name="Default-outline1">
      <style:graphic-properties draw:textarea-vertical-align="middle" fo:min-height="15.771cm"/>
    </style:style>
    <style:style style:name="pr13" style:family="presentation" style:parent-style-name="Default-outline1">
      <style:graphic-properties draw:textarea-vertical-align="middle" fo:min-height="15.643cm"/>
    </style:style>
    <style:style style:name="pr14" style:family="presentation" style:parent-style-name="Default-outline1">
      <style:graphic-properties fo:min-height="13.859cm"/>
    </style:style>
    <style:style style:name="pr15" style:family="presentation" style:parent-style-name="Default-outline1">
      <style:graphic-properties draw:textarea-vertical-align="middle" fo:min-height="15.256cm"/>
    </style:style>
    <style:style style:name="pr16" style:family="presentation" style:parent-style-name="Default-outline1">
      <style:graphic-properties draw:textarea-vertical-align="middle" fo:min-height="14.531cm"/>
    </style:style>
    <style:style style:name="pr17" style:family="presentation" style:parent-style-name="Default-outline1">
      <style:graphic-properties draw:textarea-vertical-align="middle" fo:min-height="14.216cm"/>
    </style:style>
    <style:style style:name="pr18" style:family="presentation" style:parent-style-name="Default-outline1">
      <style:graphic-properties draw:textarea-vertical-align="middle" fo:min-height="14.941cm"/>
    </style:style>
    <style:style style:name="pr19" style:family="presentation" style:parent-style-name="Default-outline1">
      <style:graphic-properties fo:min-height="14.111cm"/>
    </style:style>
    <style:style style:name="pr20" style:family="presentation" style:parent-style-name="Default-outline1">
      <style:graphic-properties draw:textarea-vertical-align="middle" fo:min-height="14.901cm"/>
    </style:style>
    <style:style style:name="pr21" style:family="presentation" style:parent-style-name="Default-outline1">
      <style:graphic-properties fo:min-height="14.156cm"/>
    </style:style>
    <style:style style:name="P1" style:family="paragraph">
      <style:text-properties fo:font-size="32pt"/>
    </style:style>
    <style:style style:name="P2" style:family="paragraph">
      <style:paragraph-properties fo:margin-left="0cm" fo:margin-right="0cm" fo:margin-top="0cm" fo:margin-bottom="0cm" fo:text-indent="0cm" style:text-autospace="none"/>
    </style:style>
    <style:style style:name="P3" style:family="paragraph">
      <style:paragraph-properties fo:margin-left="0cm" fo:margin-right="0cm" fo:margin-top="0cm" fo:margin-bottom="0cm" fo:text-indent="0cm" style:text-autospace="none"/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P4" style:family="paragraph">
      <style:paragraph-properties fo:margin-top="0cm" fo:margin-bottom="0cm" style:text-autospace="none"/>
    </style:style>
    <style:style style:name="P5" style:family="paragraph">
      <style:paragraph-properties fo:margin-top="0cm" fo:margin-bottom="0cm"/>
      <style:text-properties fo:font-size="16pt" style:font-size-asian="16pt" style:font-size-complex="16pt"/>
    </style:style>
    <style:style style:name="P6" style:family="paragraph">
      <style:paragraph-properties fo:margin-top="0cm" fo:margin-bottom="0cm"/>
      <style:text-properties fo:font-size="26pt" style:font-size-asian="26pt" style:font-size-complex="26pt"/>
    </style:style>
    <style:style style:name="P7" style:family="paragraph">
      <style:text-properties fo:font-size="20pt"/>
    </style:style>
    <style:style style:name="P8" style:family="paragraph">
      <style:paragraph-properties fo:margin-top="0cm" fo:margin-bottom="0cm"/>
      <style:text-properties fo:font-family="Consolas" style:font-style-name="Italic" style:font-family-generic="modern" style:font-pitch="fixed" fo:font-size="16pt" style:font-size-asian="16pt" style:font-size-complex="16pt"/>
    </style:style>
    <style:style style:name="P9" style:family="paragraph">
      <style:paragraph-properties fo:margin-top="0cm" fo:margin-bottom="0cm"/>
      <style:text-properties fo:font-size="20pt" style:font-size-asian="20pt" style:font-size-complex="20pt"/>
    </style:style>
    <style:style style:name="P10" style:family="paragraph">
      <style:paragraph-properties fo:margin-top="0cm" fo:margin-bottom="0cm"/>
      <style:text-properties fo:font-size="12pt" style:font-size-asian="12pt" style:font-size-complex="12pt"/>
    </style:style>
    <style:style style:name="P11" style:family="paragraph">
      <style:paragraph-properties fo:margin-top="0cm" fo:margin-bottom="0.298cm"/>
    </style:style>
    <style:style style:name="P12" style:family="paragraph">
      <style:paragraph-properties fo:margin-top="0cm" fo:margin-bottom="0cm" style:text-autospace="none"/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P13" style:family="paragraph">
      <style:paragraph-properties fo:margin-top="0cm" fo:margin-bottom="0cm" style:text-autospace="none"/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4" style:family="paragraph">
      <style:paragraph-properties fo:margin-top="0cm" fo:margin-bottom="0cm" style:text-autospace="none"/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top="0cm" fo:margin-bottom="0cm"/>
      <style:text-properties fo:font-size="18pt" style:font-size-asian="18pt" style:font-size-complex="18pt"/>
    </style:style>
    <style:style style:name="P17" style:family="paragraph">
      <style:paragraph-properties fo:margin-top="0cm" fo:margin-bottom="0cm" fo:text-align="start"/>
      <style:text-properties fo:font-size="20pt" style:font-size-asian="20pt" style:font-size-complex="20pt"/>
    </style:style>
    <style:style style:name="T1" style:family="text">
      <style:text-properties fo:font-size="32pt"/>
    </style:style>
    <style:style style:name="T2" style:family="text">
      <style:text-properties fo:color="#00808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3" style:family="text">
      <style:text-properties fo:color="#3f7f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4" style:family="text">
      <style:text-properties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5" style:family="text">
      <style:text-properties fo:color="#7f007f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6" style:family="text">
      <style:text-properties fo:color="#000000" fo:font-family="Consolas" style:font-family-generic="swiss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7" style:family="text">
      <style:text-properties fo:color="#2a00ff" fo:font-family="Consolas" style:font-family-generic="swiss" style:font-pitch="fixed" fo:font-size="16pt" fo:font-style="italic" style:font-family-asian="Consolas" style:font-family-generic-asian="swiss" style:font-pitch-asian="fixed" style:font-size-asian="16pt" style:font-style-asian="italic" style:font-family-complex="Consolas" style:font-family-generic-complex="swiss" style:font-pitch-complex="fixed" style:font-size-complex="16pt" style:font-style-complex="italic"/>
    </style:style>
    <style:style style:name="T8" style:family="text">
      <style:text-properties fo:color="#000000" fo:font-family="Consolas" style:font-family-generic="swiss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9" style:family="text">
      <style:text-properties fo:color="#7f0055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0" style:family="text">
      <style:text-properties fo:color="#000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1" style:family="text">
      <style:text-properties fo:color="#000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2" style:family="text">
      <style:text-properties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3" style:family="text">
      <style:text-properties fo:color="#00000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4" style:family="text">
      <style:text-properties fo:color="#00800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5" style:family="text">
      <style:text-properties fo:color="#000080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6" style:family="text">
      <style:text-properties fo:color="#808080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7" style:family="text">
      <style:text-properties fo:color="#6a3e3e" fo:font-family="Consolas" style:font-family-generic="swiss" style:font-pitch="fixed" fo:font-size="26pt" fo:font-weight="bold" style:font-family-asian="Consolas" style:font-family-generic-asian="swiss" style:font-pitch-asian="fixed" style:font-size-asian="26pt" style:font-weight-asian="bold" style:font-family-complex="Consolas" style:font-family-generic-complex="swiss" style:font-pitch-complex="fixed" style:font-size-complex="26pt" style:font-weight-complex="bold"/>
    </style:style>
    <style:style style:name="T18" style:family="text">
      <style:text-properties fo:color="#6a3e3e" fo:font-family="Consolas" style:font-family-generic="swiss" style:font-pitch="fixed" fo:font-size="26pt" style:font-family-asian="Consolas" style:font-family-generic-asian="swiss" style:font-pitch-asian="fixed" style:font-size-asian="26pt" style:font-family-complex="Consolas" style:font-family-generic-complex="swiss" style:font-pitch-complex="fixed" style:font-size-complex="26pt"/>
    </style:style>
    <style:style style:name="T19" style:family="text">
      <style:text-properties fo:color="#000000" fo:font-family="Consolas" style:font-family-generic="swiss" style:font-pitch="fixed" fo:font-size="26pt" fo:font-style="italic" style:font-family-asian="Consolas" style:font-family-generic-asian="swiss" style:font-pitch-asian="fixed" style:font-size-asian="26pt" style:font-style-asian="italic" style:font-family-complex="Consolas" style:font-family-generic-complex="swiss" style:font-pitch-complex="fixed" style:font-size-complex="26pt" style:font-style-complex="italic"/>
    </style:style>
    <style:style style:name="T20" style:family="text">
      <style:text-properties fo:color="#000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21" style:family="text">
      <style:text-properties fo:color="#008080" fo:font-family="Consolas" style:font-family-generic="swiss" style:font-pitch="fixed" fo:font-size="26pt" fo:font-style="italic" fo:font-weight="bold" style:font-family-asian="Consolas" style:font-family-generic-asian="swiss" style:font-pitch-asian="fixed" style:font-size-asian="26pt" style:font-style-asian="italic" style:font-weight-asian="bold" style:font-family-complex="Consolas" style:font-family-generic-complex="swiss" style:font-pitch-complex="fixed" style:font-size-complex="26pt" style:font-style-complex="italic" style:font-weight-complex="bold"/>
    </style:style>
    <style:style style:name="T22" style:family="text">
      <style:text-properties fo:color="#0066cc" fo:font-family="Consolas" style:font-style-name="Italic" style:font-family-generic="modern" style:font-pitch="fixed" fo:font-size="16pt" style:text-underline-style="solid" style:text-underline-width="auto" style:text-underline-color="font-color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3" style:family="text">
      <style:text-properties fo:color="#ff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4" style:family="text">
      <style:text-properties fo:color="#000000"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5" style:family="text">
      <style:text-properties fo:font-family="Consolas" style:font-style-name="Italic" style:font-family-generic="modern" style:font-pitch="fixed" fo:font-size="16pt" style:font-family-asian="Consolas" style:font-family-generic-asian="swiss" style:font-pitch-asian="fixed" style:font-size-asian="16pt" style:font-family-complex="Consolas" style:font-family-generic-complex="swiss" style:font-pitch-complex="fixed" style:font-size-complex="16pt"/>
    </style:style>
    <style:style style:name="T26" style:family="text">
      <style:text-properties fo:color="#7f0055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7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28" style:family="text">
      <style:text-properties fo:color="#000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29" style:family="text">
      <style:text-properties fo:color="#008080" fo:font-family="Consolas" style:font-family-generic="swiss" style:font-pitch="fixed" fo:font-size="20pt" fo:font-style="italic" fo:font-weight="bold" style:font-family-asian="Consolas" style:font-family-generic-asian="swiss" style:font-pitch-asian="fixed" style:font-size-asian="20pt" style:font-style-asian="italic" style:font-weight-asian="bold" style:font-family-complex="Consolas" style:font-family-generic-complex="swiss" style:font-pitch-complex="fixed" style:font-size-complex="20pt" style:font-style-complex="italic" style:font-weight-complex="bold"/>
    </style:style>
    <style:style style:name="T30" style:family="text">
      <style:text-properties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1" style:family="text">
      <style:text-properties fo:color="#80808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2" style:family="text">
      <style:text-properties fo:color="#000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3" style:family="text">
      <style:text-properties fo:color="#0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4" style:family="text">
      <style:text-properties fo:color="#808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5" style:family="text">
      <style:text-properties fo:color="#00008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36" style:family="text">
      <style:text-properties fo:color="#808000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37" style:family="text">
      <style:text-properties fo:color="#0066cc" fo:font-family="Consolas" style:font-family-generic="swiss" style:font-pitch="fixed" fo:font-size="12pt" style:text-underline-style="solid" style:text-underline-width="auto" style:text-underline-color="font-color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8" style:family="text">
      <style:text-properties fo:color="#ff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9" style:family="text">
      <style:text-properties fo:color="#000000"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0" style:family="text">
      <style:text-properties fo:font-family="Consolas" style:font-family-generic="swiss" style:font-pitch="fixed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1" style:family="text">
      <style:text-properties fo:font-size="20pt" style:font-size-asian="20pt" style:font-size-complex="20pt"/>
    </style:style>
    <style:style style:name="T42" style:family="text">
      <style:text-properties fo:color="#7f0055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3" style:family="text">
      <style:text-properties fo:color="#000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4" style:family="text">
      <style:text-properties fo:color="#000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5" style:family="text">
      <style:text-properties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6" style:family="text">
      <style:text-properties fo:color="#80808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47" style:family="text">
      <style:text-properties fo:color="#008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48" style:family="text">
      <style:text-properties fo:color="#00008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49" style:family="text">
      <style:text-properties fo:color="#000000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50" style:family="text">
      <style:text-properties fo:color="#6a3e3e" fo:font-family="Consolas" style:font-family-generic="swiss" style:font-pitch="fixed" fo:font-size="18pt" fo:font-weight="bold" style:font-family-asian="Consolas" style:font-family-generic-asian="swiss" style:font-pitch-asian="fixed" style:font-size-asian="18pt" style:font-weight-asian="bold" style:font-family-complex="Consolas" style:font-family-generic-complex="swiss" style:font-pitch-complex="fixed" style:font-size-complex="18pt" style:font-weight-complex="bold"/>
    </style:style>
    <style:style style:name="T51" style:family="text">
      <style:text-properties fo:color="#000080" fo:font-family="Consolas" style:font-family-generic="swiss" style:font-pitch="fixed" fo:font-size="18pt" fo:font-style="italic" fo:font-weight="bold" style:font-family-asian="Consolas" style:font-family-generic-asian="swiss" style:font-pitch-asian="fixed" style:font-size-asian="18pt" style:font-style-asian="italic" style:font-weight-asian="bold" style:font-family-complex="Consolas" style:font-family-generic-complex="swiss" style:font-pitch-complex="fixed" style:font-size-complex="18pt" style:font-style-complex="italic" style:font-weight-complex="bold"/>
    </style:style>
    <style:style style:name="T52" style:family="text">
      <style:text-properties fo:color="#000000" fo:font-family="Consolas" style:font-family-generic="swiss" style:font-pitch="fixed" fo:font-size="18pt" fo:font-style="italic" style:font-family-asian="Consolas" style:font-family-generic-asian="swiss" style:font-pitch-asian="fixed" style:font-size-asian="18pt" style:font-style-asian="italic" style:font-family-complex="Consolas" style:font-family-generic-complex="swiss" style:font-pitch-complex="fixed" style:font-size-complex="18pt" style:font-style-complex="italic"/>
    </style:style>
    <style:style style:name="T53" style:family="text">
      <style:text-properties fo:color="#6a3e3e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54" style:family="text">
      <style:text-properties fo:color="#7f0055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style:letter-kerning="true" style:font-family-asian="Consolas" style:font-family-generic-asian="swiss" style:font-pitch-asian="fixed" style:font-size-asian="20pt" style:font-style-asian="normal" style:font-family-complex="Consolas" style:font-family-generic-complex="swiss" style:font-pitch-complex="fixed" style:font-size-complex="20pt" style:font-style-complex="normal" style:text-emphasize="none" style:font-relief="none" style:text-overline-style="none" style:text-overline-color="font-color"/>
    </style:style>
    <style:style style:name="T56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80808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00008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6a3e3e" fo:font-family="Consolas" style:font-family-generic="swiss" style:font-pitch="fixed" fo:font-size="20pt" fo:font-weight="bold" style:font-family-asian="Consolas" style:font-family-generic-asian="swiss" style:font-pitch-asian="fixed" style:font-size-asian="20pt" style:font-weight-asian="bold" style:font-family-complex="Consolas" style:font-family-generic-complex="swiss" style:font-pitch-complex="fixed" style:font-size-complex="20pt" style:font-weight-complex="bold"/>
    </style:style>
    <style:style style:name="T61" style:family="text">
      <style:text-properties fo:color="#000000" fo:font-family="Consolas" style:font-family-generic="swiss" style:font-pitch="fixed" fo:font-size="20pt" fo:font-style="italic" style:font-family-asian="Consolas" style:font-family-generic-asian="swiss" style:font-pitch-asian="fixed" style:font-size-asian="20pt" style:font-style-asian="italic" style:font-family-complex="Consolas" style:font-family-generic-complex="swiss" style:font-pitch-complex="fixed" style:font-size-complex="20pt" style:font-style-complex="italic"/>
    </style:style>
    <style:style style:name="T62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color="#0066cc" style:text-outline="false" style:text-line-through-style="none" fo:font-family="Consolas" style:font-family-generic="swiss" style:font-pitch="fixed" fo:font-size="20pt" fo:font-style="normal" fo:text-shadow="none" style:text-underline-style="solid" style:text-underline-width="auto" style:text-underline-color="font-color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69" style:family="text">
      <style:text-properties fo:color="#c0c0c0" style:text-outline="false" style:text-line-through-style="none" fo:font-family="Consolas" style:font-family-generic="swiss" style:font-pitch="fixed" fo:font-size="20pt" fo:font-style="normal" fo:text-shadow="none" style:text-underline-style="none" fo:font-weight="bold" style:letter-kerning="true" style:font-family-asian="Consolas" style:font-family-generic-asian="swiss" style:font-pitch-asian="fixed" style:font-size-asian="20pt" style:font-style-asian="normal" style:font-weight-asian="bold" style:font-family-complex="Consolas" style:font-family-generic-complex="swiss" style:font-pitch-complex="fixed" style:font-size-complex="20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color="#6a3e3e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71" style:family="text">
      <style:text-properties fo:color="#8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style:style style:name="T72" style:family="text">
      <style:text-properties fo:color="#008000" fo:font-family="Consolas" style:font-family-generic="swiss" style:font-pitch="fixed" fo:font-size="18pt" style:font-family-asian="Consolas" style:font-family-generic-asian="swiss" style:font-pitch-asian="fixed" style:font-size-asian="18pt" style:font-family-complex="Consolas" style:font-family-generic-complex="swiss" style:font-pitch-complex="fixed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DI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Frigo</text:span></text:p>
            <text:p><text:span text:style-name="T1"><text:a xlink:href="https://github.com/FrigoCoder/">https://github.com/FrigoCoder/</text:a></text:span></text:p>
            <text:p><text:span text:style-name="T1"><text:a xlink:href="mailto:sandor.orosz@ibm.com">sandor.orosz@ibm.com</text:a></text:span></text:p>
            <text:p><text:span text:style-name="T1"><text:a xlink:href="mailto:frigocoder@gmail.com">frigocoder@gmail.com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exts and 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Java EE 6+ standard and central feature</text:p>
              </text:list-item>
              <text:list-item>
                <text:p>Formerly known as Web Beans</text:p>
              </text:list-item>
              <text:list-item>
                <text:p>Created to unify and integrate other Java EE technologies: Servlets, JSF, JSP, EL, EJB, ...</text:p>
              </text:list-item>
              <text:list-item>
                <text:p>You might have used it alread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user-transformed="true">
            <draw:text-box>
              <text:p>Servlets, JSF, JSP, EL, JAX-RS, …</text:p>
              <text:p>If you used Java EE, chances are you already used CDI without realizing it.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pendency Injection</text:p>
              </text:list-item>
              <text:list-item>
                <text:p>Context and Life Cycle Management</text:p>
              </text:list-item>
              <text:list-item>
                <text:p>Aspect Oriented Programming</text:p>
              </text:list-item>
              <text:list-item>
                <text:p>Event Bus</text:p>
              </text:list-item>
              <text:list-item>
                <text:p>Portable Extensions</text:p>
              </text:list-item>
              <text:list-item>
                <text:p>Strong Typing and Type Safe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009-10: @Inject JSR-330 (Java EE 6)</text:p>
              </text:list-item>
              <text:list-item>
                <text:p>2009-12: CDI 1.0 JSR-299 (Java EE 6)</text:p>
              </text:list-item>
              <text:list-item>
                <text:p>2013-04: CDI 1.1 JSR-346 (Java EE 7)</text:p>
              </text:list-item>
              <text:list-item>
                <text:p>2014-04: CDI 1.2 JSR-346 (Maintenance rel.)</text:p>
              </text:list-item>
              <text:list-item>
                <text:p>2017-05: CDI 2.0 JSR-365 (Java EE 8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s</text:p>
          </draw:text-box>
        </draw:frame>
        <draw:frame presentation:style-name="pr7" draw:layer="layout" svg:width="25.199cm" svg:height="15.375cm" svg:x="1.4cm" svg:y="4.914cm" presentation:class="outline" presentation:user-transformed="true">
          <draw:text-box>
            <text:list text:style-name="L2">
              <text:list-item>
                <text:p>JBoss Weld (Reference Implementation)</text:p>
                <text:list>
                  <text:list-item>
                    <text:p>Glassfish</text:p>
                  </text:list-item>
                  <text:list-item>
                    <text:p>WildFly / JBoss AS</text:p>
                  </text:list-item>
                  <text:list-item>
                    <text:p>JBoss EAP</text:p>
                  </text:list-item>
                  <text:list-item>
                    <text:p>Oracle WebLogic</text:p>
                  </text:list-item>
                </text:list>
              </text:list-item>
              <text:list-item>
                <text:p>Apache OpenWebBeans</text:p>
                <text:list>
                  <text:list-item>
                    <text:p>Apache TomEE</text:p>
                  </text:list-item>
                  <text:list-item>
                    <text:p>Apache Geronimo</text:p>
                  </text:list-item>
                </text:list>
              </text:list-item>
              <text:list-item>
                <text:p>Caucho CanDI</text:p>
                <text:list>
                  <text:list-item>
                    <text:p>Res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figuration</text:p>
          </draw:text-box>
        </draw:frame>
        <draw:frame presentation:style-name="pr8" draw:layer="layout" svg:width="25.199cm" svg:height="13.878cm" svg:x="1.4cm" svg:y="4.914cm" presentation:class="outline" presentation:user-transformed="true">
          <draw:text-box>
            <text:list text:style-name="L2">
              <text:list-item>
                <text:p>Java EE Application Server</text:p>
                <text:list>
                  <text:list-item>
                    <text:p>CDI 2.0 supports Java SE</text:p>
                  </text:list-item>
                </text:list>
              </text:list-item>
              <text:list-item>
                <text:p>Maven Dependency</text:p>
                <text:list>
                  <text:list-item>
                    <text:p>javax:javaee-api or</text:p>
                  </text:list-item>
                  <text:list-item>
                    <text:p>javax.enterprise:cdi-api or</text:p>
                  </text:list-item>
                  <text:list-item>
                    <text:p>org.jboss.weld:weld-se</text:p>
                  </text:list-item>
                </text:list>
              </text:list-item>
              <text:list-item>
                <text:p>beans.xml in src/main/webapp/WEB-INF</text:p>
                <text:list>
                  <text:list-item>
                    <text:p>CDI 1.1 no longer needs it</text:p>
                  </text:list-item>
                  <text:list-item>
                    <text:p>bean-discovery-mode is ANNOTATED by 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3" draw:layer="layout" svg:width="25.199cm" svg:height="14.433cm" svg:x="1.4cm" svg:y="4.627cm" presentation:class="outline" presentation:user-transformed="true">
          <draw:text-box>
            <text:p text:style-name="P2"><text:span text:style-name="T2">&lt;</text:span><text:span text:style-name="T3">project</text:span><text:span text:style-name="T4"> </text:span><text:span text:style-name="T5">xmlns</text:span><text:span text:style-name="T6">=</text:span><text:span text:style-name="T7">"http://maven.apache.org/POM/4.0.0"</text:span><text:span text:style-name="T4"> </text:span></text:p>
            <text:p text:style-name="P2"><text:span text:style-name="T4"><text:s text:c="4"/></text:span><text:span text:style-name="T5">xmlns:xsi</text:span><text:span text:style-name="T6">=</text:span><text:span text:style-name="T7">"http://www.w3.org/2001/XMLSchema-instance"</text:span><text:span text:style-name="T4"> </text:span><text:span text:style-name="T5">xsi:schemaLocation</text:span><text:span text:style-name="T6">=</text:span><text:span text:style-name="T7">"http://maven.apache.org/POM/4.0.0 http://maven.apache.org/maven-v4_0_0.xsd"</text:span><text:span text:style-name="T2">&gt;</text:span></text:p>
            <text:p text:style-name="P2"><text:span text:style-name="T6"><text:s text:c="4"/></text:span><text:span text:style-name="T2">&lt;</text:span><text:span text:style-name="T3">modelVersion</text:span><text:span text:style-name="T2">&gt;</text:span><text:span text:style-name="T6">4.0.0</text:span><text:span text:style-name="T2">&lt;/</text:span><text:span text:style-name="T3">modelVersion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</text:span><text:span text:style-name="T3">groupId</text:span><text:span text:style-name="T2">&gt;</text:span><text:span text:style-name="T8">frigo</text:span><text:span text:style-name="T2">&lt;/</text:span><text:span text:style-name="T3">groupId</text:span><text:span text:style-name="T2">&gt;</text:span></text:p>
            <text:p text:style-name="P2"><text:span text:style-name="T6"><text:s text:c="4"/></text:span><text:span text:style-name="T2">&lt;</text:span><text:span text:style-name="T3">artifactId</text:span><text:span text:style-name="T2">&gt;</text:span><text:span text:style-name="T8">cdi</text:span><text:span text:style-name="T2">&lt;/</text:span><text:span text:style-name="T3">artifactId</text:span><text:span text:style-name="T2">&gt;</text:span></text:p>
            <text:p text:style-name="P2"><text:span text:style-name="T6"><text:s text:c="4"/></text:span><text:span text:style-name="T2">&lt;</text:span><text:span text:style-name="T3">version</text:span><text:span text:style-name="T2">&gt;</text:span><text:span text:style-name="T6">1.0.0-SNAPSHOT</text:span><text:span text:style-name="T2">&lt;/</text:span><text:span text:style-name="T3">version</text:span><text:span text:style-name="T2">&gt;</text:span></text:p>
            <text:p text:style-name="P2"><text:span text:style-name="T6"><text:s text:c="4"/></text:span><text:span text:style-name="T2">&lt;</text:span><text:span text:style-name="T3">packaging</text:span><text:span text:style-name="T2">&gt;</text:span><text:span text:style-name="T6">war</text:span><text:span text:style-name="T2">&lt;/</text:span><text:span text:style-name="T3">packaging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</text:span><text:span text:style-name="T3">dependencies</text:span><text:span text:style-name="T2">&gt;</text:span></text:p>
            <text:p text:style-name="P2"><text:span text:style-name="T4"/></text:p>
            <text:p text:style-name="P2"><text:span text:style-name="T6"><text:s text:c="8"/></text:span><text:span text:style-name="T2">&lt;</text:span><text:span text:style-name="T3">dependency</text:span><text:span text:style-name="T2">&gt;</text:span></text:p>
            <text:p text:style-name="P2"><text:span text:style-name="T6"><text:s text:c="12"/></text:span><text:span text:style-name="T2">&lt;</text:span><text:span text:style-name="T3">groupId</text:span><text:span text:style-name="T2">&gt;</text:span><text:span text:style-name="T8">javax</text:span><text:span text:style-name="T2">&lt;/</text:span><text:span text:style-name="T3">groupId</text:span><text:span text:style-name="T2">&gt;</text:span></text:p>
            <text:p text:style-name="P2"><text:span text:style-name="T6"><text:s text:c="12"/></text:span><text:span text:style-name="T2">&lt;</text:span><text:span text:style-name="T3">artifactId</text:span><text:span text:style-name="T2">&gt;</text:span><text:span text:style-name="T8">javaee</text:span><text:span text:style-name="T6">-</text:span><text:span text:style-name="T8">api</text:span><text:span text:style-name="T2">&lt;/</text:span><text:span text:style-name="T3">artifactId</text:span><text:span text:style-name="T2">&gt;</text:span></text:p>
            <text:p text:style-name="P2"><text:span text:style-name="T6"><text:s text:c="12"/></text:span><text:span text:style-name="T2">&lt;</text:span><text:span text:style-name="T3">version</text:span><text:span text:style-name="T2">&gt;</text:span><text:span text:style-name="T6">8.0.1</text:span><text:span text:style-name="T2">&lt;/</text:span><text:span text:style-name="T3">version</text:span><text:span text:style-name="T2">&gt;</text:span></text:p>
            <text:p text:style-name="P2"><text:span text:style-name="T6"><text:s text:c="8"/></text:span><text:span text:style-name="T2">&lt;/</text:span><text:span text:style-name="T3">dependency</text:span><text:span text:style-name="T2">&gt;</text:span></text:p>
            <text:p text:style-name="P2"><text:span text:style-name="T4"/></text:p>
            <text:p text:style-name="P2"><text:span text:style-name="T6"><text:s text:c="4"/></text:span><text:span text:style-name="T2">&lt;/</text:span><text:span text:style-name="T3">dependencies</text:span><text:span text:style-name="T2">&gt;</text:span></text:p>
            <text:p text:style-name="P2"><text:span text:style-name="T4"/></text:p>
            <text:p text:style-name="P2"><text:span text:style-name="T2">&lt;/</text:span><text:span text:style-name="T3">project</text:span><text:span text:style-name="T2">&gt;</text:span></text:p>
          </draw:text-box>
        </draw:frame>
        <draw:frame presentation:style-name="pr4" draw:layer="layout" svg:width="25.199cm" svg:height="3.506cm" svg:x="1.4cm" svg:y="0.837cm" presentation:class="title" presentation:user-transformed="true">
          <draw:text-box>
            <text:p>Example pom.xml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 beans.xml</text:p>
          </draw:text-box>
        </draw:frame>
        <draw:frame presentation:style-name="pr5" draw:text-style-name="P5" draw:layer="layout" svg:width="25.199cm" svg:height="13.859cm" svg:x="1.4cm" svg:y="4.914cm" presentation:class="outline" presentation:user-transformed="true">
          <draw:text-box>
            <text:p text:style-name="P4"><text:span text:style-name="T2">&lt;</text:span><text:span text:style-name="T3">beans</text:span><text:span text:style-name="T4"> </text:span><text:span text:style-name="T5">xmlns</text:span><text:span text:style-name="T6">=</text:span><text:span text:style-name="T7">"http://xmlns.jcp.org/xml/ns/javaee"</text:span><text:span text:style-name="T4"> </text:span></text:p>
            <text:p text:style-name="P4"><text:span text:style-name="T4"><text:s text:c="4"/></text:span><text:span text:style-name="T5">xmlns:xsi</text:span><text:span text:style-name="T6">=</text:span><text:span text:style-name="T7">"http://www.w3.org/2001/XMLSchema-instance"</text:span><text:span text:style-name="T4"> </text:span><text:span text:style-name="T5">xsi:schemaLocation</text:span><text:span text:style-name="T6">=</text:span><text:span text:style-name="T7">"http://xmlns.jcp.org/xml/ns/javaee http://xmlns.jcp.org/xml/ns/javaee/beans_1_1.xsd"</text:span><text:span text:style-name="T4"> </text:span><text:span text:style-name="T5">bean-discovery-mode</text:span><text:span text:style-name="T6">=</text:span><text:span text:style-name="T7">"all"</text:span><text:span text:style-name="T2">&gt;</text:span></text:p>
            <text:p text:style-name="P4"><text:span text:style-name="T4"/></text:p>
            <text:p text:style-name="P4"><text:span text:style-name="T2">&lt;/</text:span><text:span text:style-name="T3">beans</text:span><text:span text:style-name="T2">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tain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nvironment in which applications execute</text:p>
              </text:list-item>
              <text:list-item>
                <text:p>One container for all applications on the server</text:p>
              </text:list-item>
              <text:list-item>
                <text:p>Bootstraps your application</text:p>
              </text:list-item>
              <text:list-item>
                <text:p>Manages bean and bean graph lifecycle</text:p>
              </text:list-item>
              <text:list-item>
                <text:p>Manages contextes and bean resolution</text:p>
              </text:list-item>
              <text:list-item>
                <text:p>Manages interception</text:p>
              </text:list-item>
              <text:list-item>
                <text:p>Manages events</text:p>
              </text:list-item>
              <text:list-item>
                <text:p>Provides all CDI feat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anaged bea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structor has no arguments or</text:p>
              </text:list-item>
              <text:list-item>
                <text:p>Constructor is annotated with @Inject</text:p>
              </text:list-item>
              <text:list-item>
                <text:p>Not an inner class</text:p>
              </text:list-item>
              <text:list-item>
                <text:p>Not an abstract class, or is a @Decorator</text:p>
              </text:list-item>
              <text:list-item>
                <text:p>Not a CDI extension</text:p>
              </text:list-item>
              <text:list-item>
                <text:p>Not @Vetoed</text:p>
              </text:list-item>
              <text:list-item>
                <text:p>Most classes fulfill these criteria and are 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xample bea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HelloService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return</text:span><text:span text:style-name="T10"> </text:span><text:span text:style-name="T14">"Hello World!"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pendency inje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version of Control</text:p>
              </text:list-item>
              <text:list-item>
                <text:p>Request rather than create dependencies</text:p>
              </text:list-item>
              <text:list-item>
                <text:p>Separate construction and use of objects</text:p>
              </text:list-item>
              <text:list-item>
                <text:p>Decoupling</text:p>
              </text:list-item>
              <text:list-item>
                <text:p>Flexible</text:p>
              </text:list-item>
              <text:list-item>
                <text:p>Replaceable</text:p>
              </text:list-item>
              <text:list-item>
                <text:p>Testable</text:p>
              </text:list-item>
              <text:list-item>
                <text:p>Read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pendency injection framework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DI</text:p>
              </text:list-item>
              <text:list-item>
                <text:p>Dagger</text:p>
              </text:list-item>
              <text:list-item>
                <text:p>Guice</text:p>
              </text:list-item>
              <text:list-item>
                <text:p>PicoContainer</text:p>
              </text:list-item>
              <text:list-item>
                <text:p>Play Framework</text:p>
              </text:list-item>
              <text:list-item>
                <text:p>Spr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structor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ublic</text:span><text:span text:style-name="T10"> </text:span><text:span text:style-name="T13">GreeterClient</text:span><text:span text:style-name="T10"> (</text:span><text:span text:style-name="T11">HelloService</text:span><text:span text:style-name="T10"> </text:span><text:span text:style-name="T17">hello</text:span><text:span text:style-name="T10">) {</text:span></text:p>
            <text:p text:style-name="P4"><text:span text:style-name="T10"><text:s text:c="8"/></text:span><text:span text:style-name="T9">this</text:span><text:span text:style-name="T10">.hello = </text:span><text:span text:style-name="T18">hello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etter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setService</text:span><text:span text:style-name="T10"> (</text:span><text:span text:style-name="T11">HelloService</text:span><text:span text:style-name="T10"> </text:span><text:span text:style-name="T17">hello</text:span><text:span text:style-name="T10">) {</text:span></text:p>
            <text:p text:style-name="P4"><text:span text:style-name="T10"><text:s text:c="8"/></text:span><text:span text:style-name="T9">this</text:span><text:span text:style-name="T10">.</text:span><text:span text:style-name="T15">hello</text:span><text:span text:style-name="T10"> = </text:span><text:span text:style-name="T18">hello</text:span><text:span text:style-name="T10">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ield injec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displayHello</text:span><text:span text:style-name="T10"> () {</text:span></text:p>
            <text:p text:style-name="P4"><text:span text:style-name="T10"><text:s text:c="8"/></text:span><text:span text:style-name="T19">display</text:span><text:span text:style-name="T10">(</text:span><text:span text:style-name="T15">hello</text:span><text:span text:style-name="T10">.hello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safety</text:p>
          </draw:text-box>
        </draw:frame>
        <draw:frame presentation:style-name="pr10" draw:text-style-name="P6" draw:layer="layout" svg:width="25.199cm" svg:height="13.989cm" svg:x="1.4cm" svg:y="4.849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0">HelloService</text:span><text:span text:style-name="T10">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EmailService</text:span><text:span text:style-name="T10"> </text:span><text:span text:style-name="T15">email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sendHello</text:span><text:span text:style-name="T10"> () {</text:span></text:p>
            <text:p text:style-name="P4"><text:span text:style-name="T10"><text:s text:c="8"/></text:span><text:span text:style-name="T15">email</text:span><text:span text:style-name="T10">.</text:span><text:span text:style-name="T19">send</text:span><text:span text:style-name="T10">(</text:span><text:span text:style-name="T15">hello</text:span><text:span text:style-name="T10">.</text:span><text:span text:style-name="T19">hello</text:span><text:span text:style-name="T10">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o type erasure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Service</text:span><text:span text:style-name="T10">&lt;</text:span><text:span text:style-name="T11">Hello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11">Service</text:span><text:span text:style-name="T10">&lt;</text:span><text:span text:style-name="T11">Email</text:span><text:span text:style-name="T10">&gt; </text:span><text:span text:style-name="T15">email</text:span><text:span text:style-name="T10">;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nterfaces can be injected too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p text:style-name="P4"><text:span text:style-name="T9">public</text:span><text:span text:style-name="T10"> </text:span><text:span text:style-name="T9">interface</text:span><text:span text:style-name="T10"> </text:span><text:span text:style-name="T21">HelloService</text:span><text:span text:style-name="T10"> {</text:span></text:p>
            <text:p text:style-name="P4"><text:span text:style-name="T10"/></text:p>
            <text:p text:style-name="P4"><text:span text:style-name="T10"><text:s text:c="4"/></text:span><text:span text:style-name="T9">public</text:span><text:span text:style-name="T10"> </text:span><text:span text:style-name="T11">String</text:span><text:span text:style-name="T10"> </text:span><text:span text:style-name="T13">hello</text:span><text:span text:style-name="T10"> ();</text:span></text:p>
            <text:p text:style-name="P4"><text:span text:style-name="T10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satisfied dependencies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p text:style-name="P4"><text:span text:style-name="T22">org.jboss.weld.exceptions.DeploymentException</text:span><text:span text:style-name="T23">: WELD-001408: Unsatisfied dependencies for type HelloService with qualifiers @Default</text:span></text:p>
            <text:p text:style-name="P4"><text:span text:style-name="T24"><text:s text:c="2"/></text:span><text:span text:style-name="T24">at injection point [BackedAnnotatedField] @Inject private GreeterClient.hello</text:span></text:p>
            <text:p text:style-name="P4"><text:span text:style-name="T24"><text:s text:c="2"/></text:span><text:span text:style-name="T24">at GreeterClient.hello(</text:span><text:span text:style-name="T22">GreeterClient.java:0</text:span><text:span text:style-name="T24">)</text:span></text:p>
            <text:p text:style-name="P4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et's implement the interface</text:p>
          </draw:text-box>
        </draw:frame>
        <draw:frame presentation:style-name="pr11" draw:text-style-name="P9" draw:layer="layout" svg:width="25.199cm" svg:height="14.111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mbiguous dependencies</text:p>
          </draw:text-box>
        </draw:frame>
        <draw:frame presentation:style-name="pr5" draw:text-style-name="P8" draw:layer="layout" svg:width="25.199cm" svg:height="13.859cm" svg:x="1.4cm" svg:y="4.914cm" presentation:class="outline" presentation:user-transformed="true">
          <draw:text-box>
            <text:p text:style-name="P4"><text:span text:style-name="T22">org.jboss.weld.exceptions.DeploymentException</text:span><text:span text:style-name="T23">: WELD-001409: Ambiguous dependencies for type HelloService with qualifiers @Default</text:span></text:p>
            <text:p text:style-name="P4"><text:span text:style-name="T24"><text:s text:c="2"/></text:span><text:span text:style-name="T24">at injection point [BackedAnnotatedField] @Inject private GreeterClient.hello</text:span></text:p>
            <text:p text:style-name="P4"><text:span text:style-name="T24"><text:s text:c="2"/></text:span><text:span text:style-name="T24">at GreeterClient.hello(</text:span><text:span text:style-name="T22">GreeterClient.java:0</text:span><text:span text:style-name="T24">)</text:span></text:p>
            <text:p text:style-name="P4"><text:span text:style-name="T24"><text:s text:c="2"/></text:span><text:span text:style-name="T24">Possible dependencies: </text:span></text:p>
            <text:p text:style-name="P4"><text:span text:style-name="T24"><text:s text:c="2"/></text:span><text:span text:style-name="T24">- Managed Bean [class HungarianHelloService] with qualifiers [@Any @Default],</text:span></text:p>
            <text:p text:style-name="P4"><text:span text:style-name="T24"><text:s text:c="2"/></text:span><text:span text:style-name="T24">- Managed Bean [class EnglishHelloService] with qualifiers [@Any @Default]</text:span></text:p>
            <text:p text:style-name="P4"><text:span text:style-name="T2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nnotations that help container pick a bean</text:p>
              </text:list-item>
            </text:list>
            <text:p text:style-name="P4"><text:span text:style-name="T16"/></text:p>
            <text:p text:style-name="P4"><text:span text:style-name="T31">@Qualifier</text:span></text:p>
            <text:p text:style-name="P4"><text:span text:style-name="T31">@Retention</text:span><text:span text:style-name="T27">(</text:span><text:span text:style-name="T34">RUNTIME</text:span><text:span text:style-name="T27">)</text:span></text:p>
            <text:p text:style-name="P4"><text:span text:style-name="T31">@Target</text:span><text:span text:style-name="T27">({</text:span><text:span text:style-name="T34">FIELD</text:span><text:span text:style-name="T27">, </text:span><text:span text:style-name="T34">TYPE</text:span><text:span text:style-name="T27">, </text:span><text:span text:style-name="T34">METHOD</text:span><text:span text:style-name="T27">, </text:span><text:span text:style-name="T34">PARAMETER</text:span><text:span text:style-name="T27">}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English</text:span><text:span text:style-name="T27"> {</text:span></text:p>
            <text:p text:style-name="P4"><text:span text:style-name="T27">}</text:span></text:p>
            <text:p text:style-name="P4"><text:span text:style-name="T27"/></text:p>
            <text:p text:style-name="P4"><text:span text:style-name="T31">@Qualifier</text:span></text:p>
            <text:p text:style-name="P4"><text:span text:style-name="T31">@Retention</text:span><text:span text:style-name="T27">(</text:span><text:span text:style-name="T34">RUNTIME</text:span><text:span text:style-name="T27">)</text:span></text:p>
            <text:p text:style-name="P4"><text:span text:style-name="T31">@Target</text:span><text:span text:style-name="T27">({</text:span><text:span text:style-name="T34">FIELD</text:span><text:span text:style-name="T27">, </text:span><text:span text:style-name="T34">TYPE</text:span><text:span text:style-name="T27">, </text:span><text:span text:style-name="T34">METHOD</text:span><text:span text:style-name="T27">, </text:span><text:span text:style-name="T34">PARAMETER</text:span><text:span text:style-name="T27">}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Hungarian</text:span><text:span text:style-name="T27"> {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beans</text:p>
          </draw:text-box>
        </draw:frame>
        <draw:frame presentation:style-name="pr12" draw:text-style-name="P9" draw:layer="layout" svg:width="25.199cm" svg:height="15.771cm" svg:x="1.4cm" svg:y="3.958cm" presentation:class="outline" presentation:user-transformed="true">
          <draw:text-box>
            <text:p text:style-name="P4"><text:span text:style-name="T31">@English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Override</text:span></text:p>
            <text:p text:style-name="P4"><text:span text:style-name="T31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27"/></text:p>
            <text:p text:style-name="P4"><text:span text:style-name="T30">}</text:span></text:p>
            <text:p text:style-name="P4"><text:span text:style-name="T27"/></text:p>
            <text:p text:style-name="P4"><text:span text:style-name="T31">@Hungarian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27"/></text:p>
            <text:p text:style-name="P4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 injection point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English</text:span></text:p>
            <text:p text:style-name="P4"><text:span text:style-name="T31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  <text:p text:style-name="P4"><text:span text:style-name="T30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Hungarian</text:span></text:p>
            <text:p text:style-name="P4"><text:span text:style-name="T31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rs can have member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31">@Qualifier</text:span></text:p>
            <text:p text:style-name="P4"><text:span text:style-name="T31">@Retention</text:span><text:span text:style-name="T27">(</text:span><text:span text:style-name="T34">RUNTIME</text:span><text:span text:style-name="T27">)</text:span></text:p>
            <text:p text:style-name="P4"><text:span text:style-name="T31">@Target</text:span><text:span text:style-name="T27">({</text:span><text:span text:style-name="T34">FIELD</text:span><text:span text:style-name="T27">, </text:span><text:span text:style-name="T34">TYPE</text:span><text:span text:style-name="T27">, </text:span><text:span text:style-name="T34">METHOD</text:span><text:span text:style-name="T27">, </text:span><text:span text:style-name="T34">PARAMETER</text:span><text:span text:style-name="T27">}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Languag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6">Languages</text:span><text:span text:style-name="T27"> </text:span><text:span text:style-name="T32">value</text:span><text:span text:style-name="T27"> ()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enum</text:span><text:span text:style-name="T27"> </text:span><text:span text:style-name="T36">Languages</text:span><text:span text:style-name="T27"> {</text:span></text:p>
            <text:p text:style-name="P4"><text:span text:style-name="T30"/></text:p>
            <text:p text:style-name="P4"><text:span text:style-name="T27"><text:s text:c="8"/></text:span><text:span text:style-name="T34">ENGLISH</text:span><text:span text:style-name="T27">,</text:span></text:p>
            <text:p text:style-name="P4"><text:span text:style-name="T27"><text:s text:c="8"/></text:span><text:span text:style-name="T34">HUNGARIAN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beans</text:p>
          </draw:text-box>
        </draw:frame>
        <draw:frame presentation:style-name="pr12" draw:text-style-name="P9" draw:layer="layout" svg:width="25.199cm" svg:height="15.771cm" svg:x="1.4cm" svg:y="3.95cm" presentation:class="outline" presentation:user-transformed="true">
          <draw:text-box>
            <text:p text:style-name="P4"><text:span text:style-name="T31">@Language</text:span><text:span text:style-name="T27">(</text:span><text:span text:style-name="T34">ENGLISH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o World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31">@Language</text:span><text:span text:style-name="T27">(</text:span><text:span text:style-name="T34">HUNGARIAN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ungarian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Helló Világ!"</text:span><text:span text:style-name="T27">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alified-with-members injections</text:p>
          </draw:text-box>
        </draw:frame>
        <draw:frame presentation:style-name="pr5" draw:text-style-name="P9" draw:layer="layout" svg:width="25.199cm" svg:height="13.859cm" svg:x="1.4cm" svg:y="5.455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Language</text:span><text:span text:style-name="T27">(</text:span><text:span text:style-name="T34">ENGLISH</text:span><text:span text:style-name="T27">)</text:span></text:p>
            <text:p text:style-name="P4"><text:span text:style-name="T32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31"><text:s text:c="4"/></text:span><text:span text:style-name="T31">@Language</text:span><text:span text:style-name="T27">(</text:span><text:span text:style-name="T34">HUNGARIAN</text:span><text:span text:style-name="T27">)</text:span></text:p>
            <text:p text:style-name="P4"><text:span text:style-name="T32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</text:p>
          </draw:text-box>
        </draw:frame>
        <draw:frame presentation:style-name="pr5" draw:text-style-name="P9" draw:layer="layout" svg:width="25.199cm" svg:height="13.859cm" svg:x="1.4cm" svg:y="4.908cm" presentation:class="outline" presentation:user-transformed="true">
          <draw:text-box>
            <text:p text:style-name="P4"><text:span text:style-name="T31">@English</text:span></text:p>
            <text:p text:style-name="P4"><text:span text:style-name="T31">@Console</text:span></text:p>
            <text:p text:style-name="P4"><text:span text:style-name="T31">@Secur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31">@English</text:span></text:p>
            <text:p text:style-name="P4"><text:span text:style-name="T27"><text:s text:c="4"/></text:span><text:span text:style-name="T31">@Console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qualifiers mismatch</text:p>
          </draw:text-box>
        </draw:frame>
        <draw:frame presentation:style-name="pr5" draw:text-style-name="P9" draw:layer="layout" svg:width="25.199cm" svg:height="13.859cm" svg:x="1.4cm" svg:y="4.908cm" presentation:class="outline" presentation:user-transformed="true">
          <draw:text-box>
            <text:p text:style-name="P4"><text:span text:style-name="T31">@English</text:span></text:p>
            <text:p text:style-name="P4"><text:span text:style-name="T31">@Secur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EnglishHelloService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27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31">@English</text:span></text:p>
            <text:p text:style-name="P4"><text:span text:style-name="T27"><text:s text:c="4"/></text:span><text:span text:style-name="T31">@Console</text:span></text:p>
            <text:p text:style-name="P4"><text:span text:style-name="T27"><text:s text:c="4"/></text:span><text:span text:style-name="T31">@Secured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eans match by type, but none have matching qualifiers</text:p>
          </draw:text-box>
        </draw:frame>
        <draw:frame presentation:style-name="pr5" draw:text-style-name="P10" draw:layer="layout" svg:width="25.199cm" svg:height="13.859cm" svg:x="1.4cm" svg:y="4.914cm" presentation:class="outline" presentation:user-transformed="true">
          <draw:text-box>
            <text:p text:style-name="P4"><text:span text:style-name="T37">org.jboss.weld.exceptions.DeploymentException</text:span><text:span text:style-name="T38">: WELD-001408: Unsatisfied dependencies for type HelloService with qualifiers @Secured @English @Console</text:span></text:p>
            <text:p text:style-name="P4"><text:span text:style-name="T39"><text:s text:c="2"/></text:span><text:span text:style-name="T39">at injection point [BackedAnnotatedField] @Inject @English @Console @Secured private GreeterClient.hello</text:span></text:p>
            <text:p text:style-name="P4"><text:span text:style-name="T39"><text:s text:c="2"/></text:span><text:span text:style-name="T39">at GreeterClient.hello(</text:span><text:span text:style-name="T37">GreeterClient.java:0</text:span><text:span text:style-name="T39">)</text:span></text:p>
            <text:p text:style-name="P4"><text:span text:style-name="T39">WELD-001475: The following beans match by type, but none have matching qualifiers:</text:span></text:p>
            <text:p text:style-name="P4"><text:span text:style-name="T39"><text:s text:c="2"/></text:span><text:span text:style-name="T39">- Managed Bean [class HungarianHelloService] with qualifiers [@Secured @Hungarian @Any],</text:span></text:p>
            <text:p text:style-name="P4"><text:span text:style-name="T39"><text:s text:c="2"/></text:span><text:span text:style-name="T39">- Managed Bean [class EnglishHelloService] with qualifiers [@Secured @English @Any]</text:span></text:p>
            <text:p text:style-name="P4"><text:span text:style-name="T40"/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erved qualifiers</text:p>
          </draw:text-box>
        </draw:frame>
        <draw:frame presentation:style-name="pr13" draw:text-style-name="P11" draw:layer="layout" svg:width="25.199cm" svg:height="15.643cm" svg:x="1.4cm" svg:y="4.914cm" presentation:class="outline" presentation:user-transformed="true">
          <draw:text-box>
            <text:list text:style-name="L2">
              <text:list-item>
                <text:p>@Any</text:p>
                <text:list>
                  <text:list-item>
                    <text:p>Present on all beans except @New</text:p>
                  </text:list-item>
                  <text:list-item>
                    <text:p>Can be used to query all implementations of a type</text:p>
                  </text:list-item>
                </text:list>
              </text:list-item>
              <text:list-item>
                <text:p>@Default</text:p>
                <text:list>
                  <text:list-item>
                    <text:p>Present on all beans except @Named</text:p>
                  </text:list-item>
                </text:list>
              </text:list-item>
              <text:list-item>
                <text:p>@Named</text:p>
                <text:list>
                  <text:list-item>
                    <text:p>Exposes the bean for JSF, JSP, EL</text:p>
                  </text:list-item>
                </text:list>
              </text:list-item>
              <text:list-item>
                <text:p>@New</text:p>
                <text:list>
                  <text:list-item>
                    <text:p>Used to obtain a new bean on demand.</text:p>
                  </text:list-item>
                  <text:list-item>
                    <text:p>Deprec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ther annotations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Annotations are necessary for compatibility</text:p>
                <text:list>
                  <text:list-item>
                    <text:p>@Vetoed removes a bean from CDI control</text:p>
                  </text:list-item>
                  <text:list-item>
                    <text:p>@Resource is needed to access JEE resources</text:p>
                  </text:list-item>
                  <text:list-item>
                    <text:p>@PersistenceContext for JPA</text:p>
                  </text:list-item>
                  <text:list-item>
                    <text:p>@PersistenceUnit for JPA</text:p>
                  </text:list-item>
                  <text:list-item>
                    <text:p>@EJB for remote EJB</text:p>
                  </text:list-item>
                  <text:list-item>
                    <text:p>@WebServiceRef</text:p>
                  </text:list-item>
                  <text:list-item>
                    <text:p>@Typed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ean lifecycle callbacks</text:p>
          </draw:text-box>
        </draw:frame>
        <draw:frame presentation:style-name="pr5" draw:text-style-name="P15" draw:layer="layout" svg:width="25.199cm" svg:height="14.941cm" svg:x="1.4cm" svg:y="4.914cm" presentation:class="outline" presentation:user-transformed="true">
          <draw:text-box>
            <text:p text:style-name="P12"><text:span text:style-name="T41">@RequestScoped</text:span></text:p>
            <text:p text:style-name="P13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13"><text:span text:style-name="T41"/></text:p>
            <text:p text:style-name="P13"><text:span text:style-name="T27"><text:s text:c="4"/></text:span><text:span text:style-name="T31">@Inject</text:span><text:span text:style-name="T32"> 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13"><text:span text:style-name="T41"/></text:p>
            <text:p text:style-name="P13"><text:span text:style-name="T27"><text:s text:c="4"/></text:span><text:span text:style-name="T26">public</text:span><text:span text:style-name="T27"> </text:span><text:span text:style-name="T32">GreeterClient</text:span><text:span text:style-name="T27"> () {</text:span></text:p>
            <text:p text:style-name="P13"><text:span text:style-name="T27"><text:s text:c="8"/></text:span><text:span text:style-name="T28">System</text:span><text:span text:style-name="T27">.</text:span><text:span text:style-name="T34">out</text:span><text:span text:style-name="T27">.println(</text:span><text:span text:style-name="T33">"Constructor "</text:span><text:span text:style-name="T27"> + </text:span><text:span text:style-name="T35">hello</text:span><text:span text:style-name="T27">);</text:span></text:p>
            <text:p text:style-name="P14"><text:span text:style-name="T41"><text:s text:c="4"/></text:span><text:span text:style-name="T41">}</text:span></text:p>
            <text:p text:style-name="P13"><text:span text:style-name="T41"/></text:p>
            <text:p text:style-name="P13"><text:span text:style-name="T27"><text:s text:c="4"/></text:span><text:span text:style-name="T31">@PostConstruct</text:span><text:span text:style-name="T32"> </text:span><text:span text:style-name="T26">public</text:span><text:span text:style-name="T27"> </text:span><text:span text:style-name="T26">void</text:span><text:span text:style-name="T27"> </text:span><text:span text:style-name="T32">init</text:span><text:span text:style-name="T27"> () {</text:span></text:p>
            <text:p text:style-name="P13"><text:span text:style-name="T27"><text:s text:c="8"/></text:span><text:span text:style-name="T28">System</text:span><text:span text:style-name="T27">.</text:span><text:span text:style-name="T34">out</text:span><text:span text:style-name="T27">.println(</text:span><text:span text:style-name="T33">"@PostConstruct "</text:span><text:span text:style-name="T27"> + </text:span><text:span text:style-name="T35">hello</text:span><text:span text:style-name="T27">);</text:span></text:p>
            <text:p text:style-name="P14"><text:span text:style-name="T41"><text:s text:c="4"/></text:span><text:span text:style-name="T41">}</text:span></text:p>
            <text:p text:style-name="P13"><text:span text:style-name="T41"/></text:p>
            <text:p text:style-name="P13"><text:span text:style-name="T27"><text:s text:c="4"/></text:span><text:span text:style-name="T31">@PreDestroy</text:span><text:span text:style-name="T32"> </text:span><text:span text:style-name="T26">public</text:span><text:span text:style-name="T27"> </text:span><text:span text:style-name="T26">void</text:span><text:span text:style-name="T27"> </text:span><text:span text:style-name="T32">teardown</text:span><text:span text:style-name="T27"> () {</text:span></text:p>
            <text:p text:style-name="P13"><text:span text:style-name="T27"><text:s text:c="8"/></text:span><text:span text:style-name="T28">System</text:span><text:span text:style-name="T27">.</text:span><text:span text:style-name="T34">out</text:span><text:span text:style-name="T27">.println(</text:span><text:span text:style-name="T33">"@PreDestroy "</text:span><text:span text:style-name="T27"> + </text:span><text:span text:style-name="T35">hello</text:span><text:span text:style-name="T27">);</text:span></text:p>
            <text:p text:style-name="P14"><text:span text:style-name="T41"><text:s text:c="4"/></text:span><text:span text:style-name="T41">}</text:span></text:p>
            <text:p text:style-name="P13"><text:span text:style-name="T41"/></text:p>
            <text:p text:style-name="P14"><text:span text:style-name="T4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grammatic lookup<text:line-break/>or lazy injection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19">display</text:span><text:span text:style-name="T10">(</text:span><text:span text:style-name="T15">hello</text:span><text:span text:style-name="T10">.</text:span><text:span text:style-name="T19">get</text:span><text:span text:style-name="T10">().</text:span><text:span text:style-name="T19">hello</text:span><text:span text:style-name="T10">());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check of bean existence</text:p>
          </draw:text-box>
        </draw:frame>
        <draw:frame presentation:style-name="pr5" draw:text-style-name="P6" draw:layer="layout" svg:width="25.199cm" svg:height="13.859cm" svg:x="1.4cm" svg:y="4.914cm" presentation:class="outlin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hello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if</text:span><text:span text:style-name="T10">( </text:span><text:span text:style-name="T15">hello</text:span><text:span text:style-name="T10">.isResolvable() ){</text:span></text:p>
            <text:p text:style-name="P4"><text:span text:style-name="T10"><text:s text:c="12"/></text:span><text:span text:style-name="T19">display</text:span><text:span text:style-name="T10">(</text:span><text:span text:style-name="T15">hello</text:span><text:span text:style-name="T10">.</text:span><text:span text:style-name="T19">get</text:span><text:span text:style-name="T10">().</text:span><text:span text:style-name="T19">hello</text:span><text:span text:style-name="T10">());</text:span></text:p>
            <text:p text:style-name="P4"><text:span text:style-name="T10"><text:s text:c="8"/></text:span><text:span text:style-name="T10">}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stance&lt;T&gt; is iterable</text:p>
          </draw:text-box>
        </draw:frame>
        <draw:frame presentation:style-name="pr10" draw:text-style-name="P6" draw:layer="layout" svg:width="25.199cm" svg:height="13.989cm" svg:x="1.4cm" svg:y="4.849cm" presentation:class="outline" presentation:user-transformed="true">
          <draw:text-box>
            <text:p text:style-name="P4"><text:span text:style-name="T9">public</text:span><text:span text:style-name="T10"> </text:span><text:span text:style-name="T9">class</text:span><text:span text:style-name="T10"> </text:span><text:span text:style-name="T11">GreeterClient</text:span><text:span text:style-name="T10"> {</text:span></text:p>
            <text:p text:style-name="P4"><text:span text:style-name="T12"/></text:p>
            <text:p text:style-name="P4"><text:span text:style-name="T10"><text:s text:c="4"/></text:span><text:span text:style-name="T16">@Any</text:span></text:p>
            <text:p text:style-name="P4"><text:span text:style-name="T10"><text:s text:c="4"/></text:span><text:span text:style-name="T16">@Inject</text:span></text:p>
            <text:p text:style-name="P4"><text:span text:style-name="T10"><text:s text:c="4"/></text:span><text:span text:style-name="T9">private</text:span><text:span text:style-name="T10"> </text:span><text:span text:style-name="T21">Instance</text:span><text:span text:style-name="T10">&lt;</text:span><text:span text:style-name="T21">HelloService</text:span><text:span text:style-name="T10">&gt; </text:span><text:span text:style-name="T15">services</text:span><text:span text:style-name="T10">;</text:span></text:p>
            <text:p text:style-name="P4"><text:span text:style-name="T12"/></text:p>
            <text:p text:style-name="P4"><text:span text:style-name="T10"><text:s text:c="4"/></text:span><text:span text:style-name="T9">public</text:span><text:span text:style-name="T10"> </text:span><text:span text:style-name="T9">void</text:span><text:span text:style-name="T10"> </text:span><text:span text:style-name="T13">hello</text:span><text:span text:style-name="T10"> () {</text:span></text:p>
            <text:p text:style-name="P4"><text:span text:style-name="T10"><text:s text:c="8"/></text:span><text:span text:style-name="T9">for</text:span><text:span text:style-name="T10">( </text:span><text:span text:style-name="T21">HelloService</text:span><text:span text:style-name="T10"> </text:span><text:span text:style-name="T17">service</text:span><text:span text:style-name="T10"> : </text:span><text:span text:style-name="T15">services</text:span><text:span text:style-name="T10"> ){</text:span></text:p>
            <text:p text:style-name="P4"><text:span text:style-name="T10"><text:s text:c="12"/></text:span><text:span text:style-name="T19">display</text:span><text:span text:style-name="T10">(</text:span><text:span text:style-name="T18">service</text:span><text:span text:style-name="T10">.</text:span><text:span text:style-name="T19">hello</text:span><text:span text:style-name="T10">());</text:span></text:p>
            <text:p text:style-name="P4"><text:span text:style-name="T10"><text:s text:c="8"/></text:span><text:span text:style-name="T10">}</text:span></text:p>
            <text:p text:style-name="P4"><text:span text:style-name="T10"><text:s text:c="4"/></text:span><text:span text:style-name="T10">}</text:span></text:p>
            <text:p text:style-name="P4"><text:span text:style-name="T12"/></text:p>
            <text:p text:style-name="P4"><text:span text:style-name="T1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ntime selection of qualifier</text:p>
          </draw:text-box>
        </draw:frame>
        <draw:frame presentation:style-name="pr5" draw:text-style-name="P16" draw:layer="layout" svg:width="25.199cm" svg:height="13.859cm" svg:x="1.4cm" svg:y="4.913cm" presentation:class="outline" presentation:user-transformed="true">
          <draw:text-box>
            <text:p text:style-name="P4"><text:span text:style-name="T42">public</text:span><text:span text:style-name="T43"> </text:span><text:span text:style-name="T42">class</text:span><text:span text:style-name="T43"> </text:span><text:span text:style-name="T44">GreeterClient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6">@Any</text:span></text:p>
            <text:p text:style-name="P4"><text:span text:style-name="T43"><text:s text:c="4"/></text:span><text:span text:style-name="T46">@Inject</text:span></text:p>
            <text:p text:style-name="P4"><text:span text:style-name="T43"><text:s text:c="4"/></text:span><text:span text:style-name="T42">private</text:span><text:span text:style-name="T43"> </text:span><text:span text:style-name="T47">Instance</text:span><text:span text:style-name="T43">&lt;</text:span><text:span text:style-name="T47">HelloService</text:span><text:span text:style-name="T43">&gt; </text:span><text:span text:style-name="T48">services</text:span><text:span text:style-name="T43">;</text:span></text:p>
            <text:p text:style-name="P4"><text:span text:style-name="T45"/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hello</text:span><text:span text:style-name="T43"> () {</text:span></text:p>
            <text:p text:style-name="P4"><text:span text:style-name="T43"><text:s text:c="8"/></text:span><text:span text:style-name="T47">Annotation</text:span><text:span text:style-name="T43"> </text:span><text:span text:style-name="T50">qualifier</text:span><text:span text:style-name="T43"> = </text:span><text:span text:style-name="T42">new</text:span><text:span text:style-name="T43"> </text:span><text:span text:style-name="T51">AnnotationLiteral</text:span><text:span text:style-name="T43">&lt;</text:span><text:span text:style-name="T46">English</text:span><text:span text:style-name="T43">&gt;() {};</text:span></text:p>
            <text:p text:style-name="P4"><text:span text:style-name="T43"><text:s text:c="8"/></text:span><text:span text:style-name="T47">HelloService</text:span><text:span text:style-name="T43"> </text:span><text:span text:style-name="T50">service</text:span><text:span text:style-name="T43"> = </text:span><text:span text:style-name="T48">services</text:span><text:span text:style-name="T43">.</text:span><text:span text:style-name="T52">select</text:span><text:span text:style-name="T43">(</text:span><text:span text:style-name="T53">qualifier</text:span><text:span text:style-name="T43">).</text:span><text:span text:style-name="T52">get</text:span><text:span text:style-name="T43">();</text:span></text:p>
            <text:p text:style-name="P4"><text:span text:style-name="T43"><text:s text:c="8"/></text:span><text:span text:style-name="T52">display</text:span><text:span text:style-name="T43">(</text:span><text:span text:style-name="T53">service</text:span><text:span text:style-name="T43">.</text:span><text:span text:style-name="T52">hello</text:span><text:span text:style-name="T43">());</text:span></text:p>
            <text:p text:style-name="P4"><text:span text:style-name="T43"><text:s text:c="4"/></text:span><text:span text:style-name="T43">}</text:span></text:p>
            <text:p text:style-name="P4"><text:span text:style-name="T45"/></text:p>
            <text:p text:style-name="P4"><text:span text:style-name="T4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ext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ontexts determine bean lifecycle and behavior</text:p>
              </text:list-item>
              <text:list-item>
                <text:p>A bean is a singleton within a given context</text:p>
              </text:list-item>
              <text:list-item>
                <text:p>Scope annotations are used to inform contain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ilt-in scop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uilt-in scopes based loosely on servlets.</text:p>
                <text:list>
                  <text:list-item>
                    <text:p>@Dependent</text:p>
                  </text:list-item>
                  <text:list-item>
                    <text:p>@ApplicationScoped</text:p>
                  </text:list-item>
                  <text:list-item>
                    <text:p>@SessionScoped</text:p>
                  </text:list-item>
                  <text:list-item>
                    <text:p>@RequestScoped</text:p>
                  </text:list-item>
                  <text:list-item>
                    <text:p>@ConversationScoped</text:p>
                  </text:list-item>
                  <text:list-item>
                    <text:p>@Singleton</text:p>
                  </text:list-item>
                </text:list>
              </text:list-item>
              <text:list-item>
                <text:p>Custom scopes can be created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Dependent</text:p>
          </draw:text-box>
        </draw:frame>
        <draw:frame presentation:style-name="pr15" draw:layer="layout" svg:width="25.199cm" svg:height="15.256cm" svg:x="1.4cm" svg:y="4.216cm" presentation:class="outline" presentation:user-transformed="true">
          <draw:text-box>
            <text:list text:style-name="L2">
              <text:list-item>
                <text:p>Default scope</text:p>
              </text:list-item>
              <text:list-item>
                <text:p>Bean lifecycle is same where it is injected</text:p>
              </text:list-item>
              <text:list-item>
                <text:p>Pseudo-scope, injected directly, not proxied</text:p>
              </text:list-item>
            </text:list>
            <text:p text:style-name="P4"><text:span text:style-name="T54"/></text:p>
            <text:p text:style-name="P4"><text:span text:style-name="T54">public</text:span><text:span text:style-name="T55"> </text:span><text:span text:style-name="T54">class</text:span><text:span text:style-name="T55"> </text:span><text:span text:style-name="T56">RecordDatabase</text:span><text:span text:style-name="T57"> {</text:span></text:p>
            <text:p text:style-name="P4"><text:span text:style-name="T57"><text:s text:c="4"/></text:span><text:span text:style-name="T57">...</text:span></text:p>
            <text:p text:style-name="P4"><text:span text:style-name="T57">}</text:span></text:p>
            <text:p text:style-name="P4"><text:span text:style-name="T57"/></text:p>
            <text:p text:style-name="P4"><text:span text:style-name="T57">@ApplicationScoped</text:span></text:p>
            <text:p text:style-name="P4"><text:span text:style-name="T54">public</text:span><text:span text:style-name="T57"> </text:span><text:span text:style-name="T54">class</text:span><text:span text:style-name="T57"> </text:span><text:span text:style-name="T56">RecordService</text:span><text:span text:style-name="T57"> {</text:span></text:p>
            <text:p text:style-name="P4"><text:span text:style-name="T57"/></text:p>
            <text:p text:style-name="P4"><text:span text:style-name="T57"><text:s text:c="4"/></text:span><text:span text:style-name="T58">@Inject</text:span></text:p>
            <text:p text:style-name="P4"><text:span text:style-name="T57"><text:s text:c="4"/></text:span><text:span text:style-name="T54">private</text:span><text:span text:style-name="T57"> </text:span><text:span text:style-name="T56">RecordDatabase</text:span><text:span text:style-name="T57"> </text:span><text:span text:style-name="T59">database</text:span><text:span text:style-name="T57">;</text:span></text:p>
            <text:p text:style-name="P4"><text:span text:style-name="T57"/></text:p>
            <text:p text:style-name="P4"><text:span text:style-name="T5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Applic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the entire application</text:p>
              </text:list-item>
              <text:list-item>
                <text:p>Normal scope, proxied</text:p>
              </text:list-item>
              <text:list-item>
                <text:p>All users share the same instance</text:p>
              </text:list-item>
            </text:list>
            <text:p text:style-name="P4"><text:span text:style-name="T31"/></text:p>
            <text:p text:style-name="P4"><text:span text:style-name="T31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LogDatabas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logEvent</text:span><text:span text:style-name="T27"> (</text:span><text:span text:style-name="T28">String</text:span><text:span text:style-name="T27"> </text:span><text:span text:style-name="T60">event</text:span><text:span text:style-name="T27">) {</text:span></text:p>
            <text:p text:style-name="P4"><text:span text:style-name="T27"><text:s text:c="8"/></text:span><text:span text:style-name="T27">...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Sess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through user session</text:p>
              </text:list-item>
              <text:list-item>
                <text:p>Normal scope, proxied</text:p>
              </text:list-item>
              <text:list-item>
                <text:p>Needs to be serializable</text:p>
              </text:list-item>
            </text:list>
            <text:p text:style-name="P4"><text:span text:style-name="T31"/></text:p>
            <text:p text:style-name="P4"><text:span text:style-name="T31">@Sess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ShoppingCart</text:span><text:span text:style-name="T27"> </text:span><text:span text:style-name="T26">implements</text:span><text:span text:style-name="T27"> </text:span><text:span text:style-name="T29">Serializabl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addItem</text:span><text:span text:style-name="T27"> (</text:span><text:span text:style-name="T28">Item</text:span><text:span text:style-name="T27"> </text:span><text:span text:style-name="T60">item</text:span><text:span text:style-name="T27">) {</text:span></text:p>
            <text:p text:style-name="P4"><text:span text:style-name="T27"><text:s text:c="8"/></text:span><text:span text:style-name="T61">doSomething</text:span><text:span text:style-name="T27">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Request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ives only one request</text:p>
              </text:list-item>
              <text:list-item>
                <text:p>Normal scope, proxied</text:p>
              </text:list-item>
            </text:list>
            <text:p text:style-name="P4"><text:span text:style-name="T31"/></text:p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AuthCheck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checkAuth</text:span><text:span text:style-name="T27"> (</text:span><text:span text:style-name="T28">String</text:span><text:span text:style-name="T27"> </text:span><text:span text:style-name="T60">user</text:span><text:span text:style-name="T27">) {</text:span></text:p>
            <text:p text:style-name="P4"><text:span text:style-name="T27"><text:s text:c="8"/></text:span><text:span text:style-name="T27">...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ConversationScop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Used for JSF conversation</text:p>
              </text:list-item>
              <text:list-item>
                <text:p>Lives through one browser window</text:p>
              </text:list-item>
              <text:list-item>
                <text:p>Normal scope, proxied</text:p>
              </text:list-item>
              <text:list-item>
                <text:p>Needs to be serializable</text:p>
                <text:p/>
                <text:p>No example because I have never used JSF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Singleton</text:p>
          </draw:text-box>
        </draw:frame>
        <draw:frame presentation:style-name="pr16" draw:layer="layout" svg:width="25.199cm" svg:height="14.531cm" svg:x="1.4cm" svg:y="4.578cm" presentation:class="outline" presentation:user-transformed="true">
          <draw:text-box>
            <text:list text:style-name="L2">
              <text:list-item>
                <text:p>Lives through JVM</text:p>
              </text:list-item>
              <text:list-item>
                <text:p>Pseudo-scope, injected directly, not proxied</text:p>
              </text:list-item>
              <text:list-item>
                <text:p>Complicates serialization</text:p>
              </text:list-item>
              <text:list-item>
                <text:p>Use @ApplicationScoped instead</text:p>
              </text:list-item>
            </text:list>
            <text:p text:style-name="P4"><text:span text:style-name="T31"/></text:p>
            <text:p text:style-name="P4"><text:span text:style-name="T31">@Singleton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RandomGenerato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int</text:span><text:span text:style-name="T27"> </text:span><text:span text:style-name="T32">nextInt</text:span><text:span text:style-name="T27"> () {</text:span></text:p>
            <text:p text:style-name="P4"><text:span text:style-name="T30"><text:s text:c="8"/></text:span><text:span text:style-name="T30">...</text:span></text:p>
            <text:p text:style-name="P4"><text:span text:style-name="T27"><text:s text:c="4"/></text:span><text:span text:style-name="T27">}</text:span></text:p>
            <text:p text:style-name="P4"><text:span text:style-name="T27"><text:s text:c="4"/>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ope mix and match</text:p>
          </draw:text-box>
        </draw:frame>
        <draw:frame presentation:style-name="pr17" draw:layer="layout" svg:width="25.199cm" svg:height="14.216cm" svg:x="1.4cm" svg:y="6.63cm" presentation:class="outline" presentation:user-transformed="true">
          <draw:text-box>
            <text:list text:style-name="L2">
              <text:list-item>
                <text:p>Different scoped beans can be used together</text:p>
              </text:list-item>
            </text:list>
            <text:p text:style-name="P4"><text:span text:style-name="T31"/></text:p>
            <text:p text:style-name="P4"><text:span text:style-name="T31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Record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8">LoginName</text:span><text:span text:style-name="T27"> </text:span><text:span text:style-name="T35">name</text:span><text:span text:style-name="T27">;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LoginName</text:span><text:span text:style-name="T27"> {</text:span></text:p>
            <text:p text:style-name="P4"><text:span text:style-name="T30"><text:s text:c="4"/></text:span><text:span text:style-name="T30">...</text:span></text:p>
            <text:p text:style-name="P4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Injected objects are not actual dependencies</text:p>
              </text:list-item>
              <text:list-item>
                <text:p>They are dynamic proxy objects</text:p>
              </text:list-item>
              <text:list-item>
                <text:p>Method calls are forwarded to CDI container</text:p>
              </text:list-item>
              <text:list-item>
                <text:p>Actual beans are looked up based on context</text:p>
              </text:list-item>
              <text:list-item>
                <text:p>Interceptors and decorators are called</text:p>
              </text:list-item>
              <text:list-item>
                <text:p>Method on actual bean is called</text:p>
              </text:list-item>
              <text:list-item>
                <text:p>Events are handled</text:p>
              </text:list-item>
              <text:list-item>
                <text:p>Mostly correct but there are some edge cas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y class name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text:span text:style-name="T30">}</text:span></text:p>
            <text:p text:style-name="P4"><text:span text:style-name="T30"/></text:p>
            <text:p text:style-name="P4"><text:span text:style-name="T58">@Application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8">User</text:span><text:span text:style-name="T27"> </text:span><text:span text:style-name="T35">user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62"><text:s text:c="8"/></text:span><text:span text:style-name="T63">// user.getClass() is</text:span></text:p>
            <text:p text:style-name="P4"><text:span text:style-name="T63"><text:s text:c="8"/></text:span><text:span text:style-name="T63">// org.jboss.weld.proxies.User$</text:span><text:span text:style-name="T64">Proxy</text:span><text:span text:style-name="T65">$_$$_WeldClientProxy</text:span></text:p>
            <text:p text:style-name="P4"><text:span text:style-name="T27"><text:s text:c="4"/></text:span><text:span text:style-name="T27">}</text:span></text:p>
            <text:p text:style-name="P4"><text:span text:style-name="T30"><text:s text:c="4"/>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ied beans with public fields</text:p>
          </draw:text-box>
        </draw:frame>
        <draw:frame presentation:style-name="pr5" draw:text-style-name="P17" draw:layer="layout" svg:width="25.199cm" svg:height="13.859cm" svg:x="1.4cm" svg:y="4.914cm" presentation:class="outline" presentation:user-transformed="true">
          <draw:text-box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5">name</text:span><text:span text:style-name="T27">;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66">org.jboss.weld.exceptions.DefinitionException</text:span><text:span text:style-name="T67">: WELD-000075: Normal scoped managed bean implementation class has a public field: <text:s/>[EnhancedAnnotatedFieldImpl] public User.nam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xied beans with protected fields</text:p>
          </draw:text-box>
        </draw:frame>
        <draw:frame presentation:style-name="pr18" draw:text-style-name="P9" draw:layer="layout" svg:width="25.199cm" svg:height="14.941cm" svg:x="1.4cm" svg:y="4.363cm" presentation:class="outline" presentation:user-transformed="true">
          <draw:text-box>
            <text:p text:style-name="P4"><text:span text:style-name="T31">@RequestScoped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</text:span><text:span text:style-name="T27"> {</text:span></text:p>
            <text:p text:style-name="P4"><text:span text:style-name="T27"><text:s text:c="4"/></text:span><text:span text:style-name="T26">protected</text:span><text:span text:style-name="T27"> </text:span><text:span text:style-name="T26">int</text:span><text:span text:style-name="T27"> </text:span><text:span text:style-name="T35">id</text:span><text:span text:style-name="T27">;</text:span></text:p>
            <text:p text:style-name="P4"><text:span text:style-name="T27"><text:s text:c="4"/></text:span><text:span text:style-name="T26">protected</text:span><text:span text:style-name="T27"> </text:span><text:span text:style-name="T28">String</text:span><text:span text:style-name="T27"> </text:span><text:span text:style-name="T35">name</text:span><text:span text:style-name="T27">;</text:span></text:p>
            <text:p text:style-name="P4"><text:span text:style-name="T30">}</text:span></text:p>
            <text:p text:style-name="P4"><text:span text:style-name="T27"/></text:p>
            <text:p text:style-name="P4"><text:span text:style-name="T58">@ApplicationScoped</text:span></text:p>
            <text:p text:style-name="P4"><text:span text:style-name="T54">public</text:span><text:span text:style-name="T68"> </text:span><text:span text:style-name="T54">class</text:span><text:span text:style-name="T68"> </text:span><text:span text:style-name="T56">GreeterClient</text:span><text:span text:style-name="T68"> {</text:span></text:p>
            <text:p text:style-name="P4"><text:span text:style-name="T54"/></text:p>
            <text:p text:style-name="P4"><text:span text:style-name="T68"><text:s text:c="4"/></text:span><text:span text:style-name="T58">@Inject</text:span></text:p>
            <text:p text:style-name="P4"><text:span text:style-name="T68"><text:s text:c="4"/></text:span><text:span text:style-name="T54">private</text:span><text:span text:style-name="T68"> </text:span><text:span text:style-name="T56">User</text:span><text:span text:style-name="T68"> </text:span><text:span text:style-name="T56">user</text:span><text:span text:style-name="T68">;</text:span></text:p>
            <text:p text:style-name="P4"><text:span text:style-name="T54"/></text:p>
            <text:p text:style-name="P4"><text:span text:style-name="T68"><text:s text:c="4"/></text:span><text:span text:style-name="T54">public</text:span><text:span text:style-name="T68"> </text:span><text:span text:style-name="T54">void</text:span><text:span text:style-name="T68"> greet () {</text:span></text:p>
            <text:p text:style-name="P4"><text:span text:style-name="T68"><text:s text:c="8"/></text:span><text:span text:style-name="T69">// user.id is 0</text:span></text:p>
            <text:p text:style-name="P4"><text:span text:style-name="T68"><text:s text:c="8"/></text:span><text:span text:style-name="T69">// user.name is null</text:span></text:p>
            <text:p text:style-name="P4"><text:span text:style-name="T54"><text:s text:c="4"/></text:span><text:span text:style-name="T54">}</text:span></text:p>
            <text:p text:style-name="P4"><text:span text:style-name="T54"/></text:p>
            <text:p text:style-name="P4"><text:span text:style-name="T5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</text:p>
          </draw:text-box>
        </draw:frame>
        <draw:frame presentation:style-name="pr5" draw:layer="layout" svg:width="25.199cm" svg:height="13.859cm" svg:x="1.4cm" svg:y="5.443cm" presentation:class="outline" presentation:user-transformed="true">
          <draw:text-box>
            <text:p text:style-name="P4"><text:span text:style-name="T26">public</text:span><text:span text:style-name="T32"> </text:span><text:span text:style-name="T26">class</text:span><text:span text:style-name="T32"> </text:span><text:span text:style-name="T28">DatabaseProducer</text:span><text:span text:style-name="T32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create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database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  <text:p text:style-name="P4"><text:span text:style-name="T30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Record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8">Database</text:span><text:span text:style-name="T27"> </text:span><text:span text:style-name="T35">database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 can have qualifiers</text:p>
          </draw:text-box>
        </draw:frame>
        <draw:frame presentation:style-name="pr19" draw:layer="layout" svg:width="25.199cm" svg:height="14.111cm" svg:x="1.4cm" svg:y="4.914cm" presentation:class="outline" presentation:user-transformed="true">
          <draw:text-box>
            <text:p text:style-name="P4"><text:span text:style-name="T26">public</text:span><text:span text:style-name="T32"> </text:span><text:span text:style-name="T26">class</text:span><text:span text:style-name="T32"> </text:span><text:span text:style-name="T28">DatabaseProducer</text:span><text:span text:style-name="T32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32"><text:s text:c="4"/></text:span><text:span text:style-name="T31">@Users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create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users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  <text:p text:style-name="P4"><text:span text:style-name="T30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User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32"><text:s text:c="4"/></text:span><text:span text:style-name="T31">@Users</text:span></text:p>
            <text:p text:style-name="P4"><text:span text:style-name="T27"><text:s text:c="4"/></text:span><text:span text:style-name="T26">private</text:span><text:span text:style-name="T27"> </text:span><text:span text:style-name="T28">Database</text:span><text:span text:style-name="T27"> </text:span><text:span text:style-name="T35">users</text:span><text:span text:style-name="T27">;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 can have scope</text:p>
          </draw:text-box>
        </draw:frame>
        <draw:frame presentation:style-name="pr5" draw:text-style-name="P15" draw:layer="layout" svg:width="25.199cm" svg:height="13.859cm" svg:x="1.4cm" svg:y="4.914cm" presentation:class="outlin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Database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32"><text:s text:c="4"/></text:span><text:span text:style-name="T31">@ApplicationScoped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create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database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  <text:p text:style-name="P4"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ducers can clean up</text:p>
          </draw:text-box>
        </draw:frame>
        <draw:frame presentation:style-name="pr5" draw:text-style-name="P9" draw:layer="layout" svg:width="25.199cm" svg:height="13.859cm" svg:x="1.4cm" svg:y="5.709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Database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</text:span><text:span text:style-name="T28">Database</text:span><text:span text:style-name="T27"> </text:span><text:span text:style-name="T32">openDatabase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Database</text:span><text:span text:style-name="T27">(</text:span><text:span text:style-name="T33">"http://database"</text:span><text:span text:style-name="T27">, </text:span><text:span text:style-name="T33">"user"</text:span><text:span text:style-name="T27">, </text:span><text:span text:style-name="T33">"pass"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closeDatabase</text:span><text:span text:style-name="T27"> (</text:span><text:span text:style-name="T31">@Disposes</text:span><text:span text:style-name="T27"> </text:span><text:span text:style-name="T28">Database</text:span><text:span text:style-name="T27"> </text:span><text:span text:style-name="T60">database</text:span><text:span text:style-name="T27">) {</text:span></text:p>
            <text:p text:style-name="P4"><text:span text:style-name="T27"><text:s text:c="8"/></text:span><text:span text:style-name="T70">database</text:span><text:span text:style-name="T27">.close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jection point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lass, constructor, method, params metadata</text:p>
              </text:list-item>
            </text:list>
            <text:p text:style-name="P4"><text:span text:style-name="T26">public</text:span><text:span text:style-name="T27"> </text:span><text:span text:style-name="T26">class</text:span><text:span text:style-name="T27"> </text:span><text:span text:style-name="T28">Log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</text:span><text:span text:style-name="T28">Logger</text:span><text:span text:style-name="T27"> </text:span><text:span text:style-name="T32">produceLog</text:span><text:span text:style-name="T27"> (</text:span><text:span text:style-name="T29">InjectionPoint</text:span><text:span text:style-name="T27"> </text:span><text:span text:style-name="T60">injectionPoint</text:span><text:span text:style-name="T27">) {</text:span></text:p>
            <text:p text:style-name="P4"><text:span text:style-name="T27"><text:s text:c="8"/></text:span><text:span text:style-name="T29">Member</text:span><text:span text:style-name="T27"> </text:span><text:span text:style-name="T60">member</text:span><text:span text:style-name="T27"> = </text:span><text:span text:style-name="T70">injectionPoint</text:span><text:span text:style-name="T27">.</text:span><text:span text:style-name="T61">getMember</text:span><text:span text:style-name="T27">();</text:span></text:p>
            <text:p text:style-name="P4"><text:span text:style-name="T27"><text:s text:c="8"/></text:span><text:span text:style-name="T28">Class</text:span><text:span text:style-name="T27">&lt;?&gt; </text:span><text:span text:style-name="T60">clazz</text:span><text:span text:style-name="T27"> = </text:span><text:span text:style-name="T70">member</text:span><text:span text:style-name="T27">.</text:span><text:span text:style-name="T61">getDeclaringClass</text:span><text:span text:style-name="T27">();</text:span></text:p>
            <text:p text:style-name="P4"><text:span text:style-name="T27"><text:s text:c="8"/></text:span><text:span text:style-name="T26">return</text:span><text:span text:style-name="T27"> </text:span><text:span text:style-name="T28">Logger</text:span><text:span text:style-name="T27">.</text:span><text:span text:style-name="T61">getLogger</text:span><text:span text:style-name="T27">(</text:span><text:span text:style-name="T70">clazz</text:span><text:span text:style-name="T27">.getName()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j. points have no type erasure</text:p>
          </draw:text-box>
        </draw:frame>
        <draw:frame presentation:style-name="pr5" draw:text-style-name="P9" draw:layer="layout" svg:width="25.199cm" svg:height="13.859cm" svg:x="1.4cm" svg:y="4.914cm" presentation:class="outlin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MapProduc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Produces</text:span></text:p>
            <text:p text:style-name="P4"><text:span text:style-name="T27"><text:s text:c="4"/></text:span><text:span text:style-name="T26">public</text:span><text:span text:style-name="T27"> &lt;</text:span><text:span text:style-name="T28">K</text:span><text:span text:style-name="T27">, </text:span><text:span text:style-name="T28">V</text:span><text:span text:style-name="T27">&gt; </text:span><text:span text:style-name="T29">Map</text:span><text:span text:style-name="T27">&lt;</text:span><text:span text:style-name="T28">K</text:span><text:span text:style-name="T27">, </text:span><text:span text:style-name="T28">V</text:span><text:span text:style-name="T27">&gt; </text:span><text:span text:style-name="T32">produceMap</text:span><text:span text:style-name="T27"> (</text:span><text:span text:style-name="T29">InjectionPoint</text:span><text:span text:style-name="T27"> </text:span><text:span text:style-name="T60">ip</text:span><text:span text:style-name="T27">) {</text:span></text:p>
            <text:p text:style-name="P4"><text:span text:style-name="T27"><text:s text:c="8"/></text:span><text:span text:style-name="T26">if</text:span><text:span text:style-name="T27">( valueIsNumber(</text:span><text:span text:style-name="T70">ip</text:span><text:span text:style-name="T27">.</text:span><text:span text:style-name="T61">getType</text:span><text:span text:style-name="T27">()) ){</text:span></text:p>
            <text:p text:style-name="P4"><text:span text:style-name="T27"><text:s text:c="12"/></text:span><text:span text:style-name="T26">return</text:span><text:span text:style-name="T27"> </text:span><text:span text:style-name="T26">new</text:span><text:span text:style-name="T27"> </text:span><text:span text:style-name="T28">TreeMap</text:span><text:span text:style-name="T27">&lt;&gt;();</text:span></text:p>
            <text:p text:style-name="P4"><text:span text:style-name="T27"><text:s text:c="8"/></text:span><text:span text:style-name="T27">}</text:span></text:p>
            <text:p text:style-name="P4"><text:span text:style-name="T27"><text:s text:c="8"/></text:span><text:span text:style-name="T26">return</text:span><text:span text:style-name="T27"> </text:span><text:span text:style-name="T26">new</text:span><text:span text:style-name="T27"> </text:span><text:span text:style-name="T28">HashMap</text:span><text:span text:style-name="T27">&lt;&gt;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30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</text:p>
          </draw:text-box>
        </draw:frame>
        <draw:frame presentation:style-name="pr18" draw:text-style-name="P9" draw:layer="layout" svg:width="25.199cm" svg:height="14.941cm" svg:x="1.4cm" svg:y="4.929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RecordDatabas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Event</text:span><text:span text:style-name="T27">&lt;</text:span><text:span text:style-name="T28">Record</text:span><text:span text:style-name="T27">&gt; </text:span><text:span text:style-name="T35">recordAdded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addRecord</text:span><text:span text:style-name="T27"> (</text:span><text:span text:style-name="T28">Record</text:span><text:span text:style-name="T27"> </text:span><text:span text:style-name="T60">record</text:span><text:span text:style-name="T27">) {</text:span></text:p>
            <text:p text:style-name="P4"><text:span text:style-name="T27"><text:s text:c="8"/></text:span><text:span text:style-name="T35">recordAdded</text:span><text:span text:style-name="T27">.</text:span><text:span text:style-name="T61">fire</text:span><text:span text:style-name="T27">(</text:span><text:span text:style-name="T70">record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  <text:p text:style-name="P4"><text:span text:style-name="T27"/></text:p>
            <text:p text:style-name="P4"><text:span text:style-name="T26">public</text:span><text:span text:style-name="T27"> </text:span><text:span text:style-name="T26">class</text:span><text:span text:style-name="T27"> </text:span><text:span text:style-name="T28">RecordLogger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listenRecord</text:span><text:span text:style-name="T27"> (</text:span><text:span text:style-name="T31">@Observes</text:span><text:span text:style-name="T27"> </text:span><text:span text:style-name="T28">Record</text:span><text:span text:style-name="T27"> </text:span><text:span text:style-name="T60">record</text:span><text:span text:style-name="T27">) {</text:span></text:p>
            <text:p text:style-name="P4"><text:span text:style-name="T27"><text:s text:c="8"/></text:span><text:span text:style-name="T28">System</text:span><text:span text:style-name="T27">.</text:span><text:span text:style-name="T34">out</text:span><text:span text:style-name="T27">.println(</text:span><text:span text:style-name="T33">"Received: "</text:span><text:span text:style-name="T27"> + </text:span><text:span text:style-name="T70">record</text:span><text:span text:style-name="T27">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 details</text:p>
          </draw:text-box>
        </draw:frame>
        <draw:frame presentation:style-name="pr14" draw:layer="layout" svg:width="25.199cm" svg:height="13.859cm" svg:x="1.4cm" svg:y="4.914cm" presentation:class="outline">
          <draw:text-box>
            <text:list text:style-name="L2">
              <text:list-item>
                <text:p>Events do not depend on the scope</text:p>
              </text:list-item>
              <text:list-item>
                <text:p>The message does not need to be a bean</text:p>
              </text:list-item>
              <text:list-item>
                <text:p>Events should not be a bean because it is tricky</text:p>
              </text:list-item>
              <text:list-item>
                <text:p>Context issues can ari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 can be qualified</text:p>
          </draw:text-box>
        </draw:frame>
        <draw:frame presentation:style-name="pr20" draw:text-style-name="P16" draw:layer="layout" svg:width="25.199cm" svg:height="14.901cm" svg:x="1.4cm" svg:y="5.755cm" presentation:class="outline" presentation:user-transformed="true">
          <draw:text-box>
            <text:p text:style-name="P4"><text:span text:style-name="T42">public</text:span><text:span text:style-name="T43"> </text:span><text:span text:style-name="T42">class</text:span><text:span text:style-name="T43"> </text:span><text:span text:style-name="T44">RecordDatabase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6">@Inject</text:span></text:p>
            <text:p text:style-name="P4"><text:span text:style-name="T43"><text:s text:c="4"/></text:span><text:span text:style-name="T42">private</text:span><text:span text:style-name="T43"> </text:span><text:span text:style-name="T47">Event</text:span><text:span text:style-name="T43">&lt;</text:span><text:span text:style-name="T44">Record</text:span><text:span text:style-name="T43">&gt; </text:span><text:span text:style-name="T48">recordAdded</text:span><text:span text:style-name="T43">;</text:span></text:p>
            <text:p text:style-name="P4"><text:span text:style-name="T45"/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addRecord</text:span><text:span text:style-name="T43"> (</text:span><text:span text:style-name="T44">Record</text:span><text:span text:style-name="T43"> </text:span><text:span text:style-name="T50">record</text:span><text:span text:style-name="T43">) {</text:span></text:p>
            <text:p text:style-name="P4"><text:span text:style-name="T43"><text:s text:c="8"/></text:span><text:span text:style-name="T47">Annotation</text:span><text:span text:style-name="T43"> </text:span><text:span text:style-name="T50">annotation</text:span><text:span text:style-name="T43"> = </text:span><text:span text:style-name="T42">new</text:span><text:span text:style-name="T43"> </text:span><text:span text:style-name="T51">AnnotationLiteral</text:span><text:span text:style-name="T43">&lt;</text:span><text:span text:style-name="T46">Added</text:span><text:span text:style-name="T43">&gt;() {};</text:span></text:p>
            <text:p text:style-name="P4"><text:span text:style-name="T43"><text:s text:c="8"/></text:span><text:span text:style-name="T48">recordAdded</text:span><text:span text:style-name="T43">.</text:span><text:span text:style-name="T52">select</text:span><text:span text:style-name="T43">(</text:span><text:span text:style-name="T53">annotation</text:span><text:span text:style-name="T43">).</text:span><text:span text:style-name="T52">fire</text:span><text:span text:style-name="T43">(</text:span><text:span text:style-name="T53">record</text:span><text:span text:style-name="T43">);</text:span></text:p>
            <text:p text:style-name="P4"><text:span text:style-name="T43"><text:s text:c="4"/></text:span><text:span text:style-name="T43">}</text:span></text:p>
            <text:p text:style-name="P4"><text:span text:style-name="T45"/></text:p>
            <text:p text:style-name="P4"><text:span text:style-name="T43">}</text:span></text:p>
            <text:p text:style-name="P4"><text:span text:style-name="T43"/></text:p>
            <text:p text:style-name="P4"><text:span text:style-name="T42">public</text:span><text:span text:style-name="T43"> </text:span><text:span text:style-name="T42">class</text:span><text:span text:style-name="T43"> </text:span><text:span text:style-name="T44">RecordLogger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objectEvent</text:span><text:span text:style-name="T43"> (</text:span><text:span text:style-name="T46">@Observes</text:span><text:span text:style-name="T43"> </text:span><text:span text:style-name="T44">Object</text:span><text:span text:style-name="T43"> </text:span><text:span text:style-name="T50">object</text:span><text:span text:style-name="T43">) {}</text:span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Event</text:span><text:span text:style-name="T43"> (</text:span><text:span text:style-name="T46">@Observes</text:span><text:span text:style-name="T43"> </text:span><text:span text:style-name="T44">Record</text:span><text:span text:style-name="T43"> </text:span><text:span text:style-name="T50">record</text:span><text:span text:style-name="T43">) {}</text:span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Added</text:span><text:span text:style-name="T43"> (</text:span><text:span text:style-name="T46">@Observes</text:span><text:span text:style-name="T43"> </text:span><text:span text:style-name="T46">@Added</text:span><text:span text:style-name="T43"> </text:span><text:span text:style-name="T44">Record</text:span><text:span text:style-name="T43"> </text:span><text:span text:style-name="T50">record</text:span><text:span text:style-name="T43">) {}</text:span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Deleted</text:span><text:span text:style-name="T43"> (</text:span><text:span text:style-name="T46">@Observes</text:span><text:span text:style-name="T43"> </text:span><text:span text:style-name="T46">@Deleted</text:span><text:span text:style-name="T43"> </text:span><text:span text:style-name="T44">Record</text:span><text:span text:style-name="T43"> </text:span><text:span text:style-name="T50">record</text:span><text:span text:style-name="T43">) {}</text:span></text:p>
            <text:p text:style-name="P4"><text:span text:style-name="T45"/></text:p>
            <text:p text:style-name="P4"><text:span text:style-name="T4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s have no type erasure</text:p>
          </draw:text-box>
        </draw:frame>
        <draw:frame presentation:style-name="pr5" draw:text-style-name="P16" draw:layer="layout" svg:width="25.199cm" svg:height="13.859cm" svg:x="1.4cm" svg:y="4.914cm" presentation:class="outline">
          <draw:text-box>
            <text:p text:style-name="P4"><text:span text:style-name="T42">public</text:span><text:span text:style-name="T43"> </text:span><text:span text:style-name="T42">class</text:span><text:span text:style-name="T43"> </text:span><text:span text:style-name="T44">RecordLogger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String</text:span><text:span text:style-name="T43"> (</text:span><text:span text:style-name="T46">@Observes</text:span><text:span text:style-name="T43"> </text:span><text:span text:style-name="T44">Record</text:span><text:span text:style-name="T43">&lt;</text:span><text:span text:style-name="T44">String</text:span><text:span text:style-name="T43">&gt; </text:span><text:span text:style-name="T50">record</text:span><text:span text:style-name="T43">) {}</text:span></text:p>
            <text:p text:style-name="P4"><text:span text:style-name="T43"><text:s text:c="4"/></text:span><text:span text:style-name="T42">public</text:span><text:span text:style-name="T43"> </text:span><text:span text:style-name="T42">void</text:span><text:span text:style-name="T43"> </text:span><text:span text:style-name="T49">recordNumber</text:span><text:span text:style-name="T43"> (</text:span><text:span text:style-name="T46">@Observes</text:span><text:span text:style-name="T43"> </text:span><text:span text:style-name="T44">Record</text:span><text:span text:style-name="T43">&lt;</text:span><text:span text:style-name="T51">Number</text:span><text:span text:style-name="T43">&gt; </text:span><text:span text:style-name="T50">record</text:span><text:span text:style-name="T43">) {}</text:span></text:p>
            <text:p text:style-name="P4"><text:span text:style-name="T45"/></text:p>
            <text:p text:style-name="P4"><text:span text:style-name="T4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me built-in events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beginRequest</text:span><text:span text:style-name="T27">(</text:span><text:span text:style-name="T31">@Observes</text:span><text:span text:style-name="T27"> </text:span><text:span text:style-name="T31">@Initialized</text:span><text:span text:style-name="T27">(</text:span><text:span text:style-name="T31">RequestScoped</text:span><text:span text:style-name="T27">.</text:span><text:span text:style-name="T26">class</text:span><text:span text:style-name="T27">) </text:span><text:span text:style-name="T29">ServletRequest</text:span><text:span text:style-name="T27"> </text:span><text:span text:style-name="T60">req</text:span><text:span text:style-name="T27">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endRequest</text:span><text:span text:style-name="T27">(</text:span><text:span text:style-name="T31">@Observes</text:span><text:span text:style-name="T27"> </text:span><text:span text:style-name="T31">@Destroyed</text:span><text:span text:style-name="T27">(</text:span><text:span text:style-name="T31">RequestScoped</text:span><text:span text:style-name="T27">.</text:span><text:span text:style-name="T26">class</text:span><text:span text:style-name="T27">) </text:span><text:span text:style-name="T29">HttpSession</text:span><text:span text:style-name="T27"> </text:span><text:span text:style-name="T60">req</text:span><text:span text:style-name="T27">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beginSession</text:span><text:span text:style-name="T27">(</text:span><text:span text:style-name="T31">@Observes</text:span><text:span text:style-name="T27"> </text:span><text:span text:style-name="T31">@Initialized</text:span><text:span text:style-name="T27">(</text:span><text:span text:style-name="T31">SessionScoped</text:span><text:span text:style-name="T27">.</text:span><text:span text:style-name="T26">class</text:span><text:span text:style-name="T27">) </text:span><text:span text:style-name="T29">ServletRequest</text:span><text:span text:style-name="T27"> </text:span><text:span text:style-name="T60">req</text:span><text:span text:style-name="T27">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endSession</text:span><text:span text:style-name="T27">(</text:span><text:span text:style-name="T31">@Observes</text:span><text:span text:style-name="T27"> </text:span><text:span text:style-name="T31">@Destroyed</text:span><text:span text:style-name="T27">(</text:span><text:span text:style-name="T31">SessionScoped</text:span><text:span text:style-name="T27">.</text:span><text:span text:style-name="T26">class</text:span><text:span text:style-name="T27">) </text:span><text:span text:style-name="T29">HttpSession</text:span><text:span text:style-name="T27"> </text:span><text:span text:style-name="T60">req</text:span><text:span text:style-name="T27">) {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orators</text:p>
          </draw:text-box>
        </draw:frame>
        <draw:frame presentation:style-name="pr5" draw:text-style-name="P9" draw:layer="layout" svg:width="25.199cm" svg:height="13.859cm" svg:x="1.4cm" svg:y="4.914cm" presentation:class="outline">
          <draw:text-box>
            <text:p text:style-name="P4"><text:span text:style-name="T31">@Decorator</text:span></text:p>
            <text:p text:style-name="P4"><text:span text:style-name="T31">@Priority</text:span><text:span text:style-name="T27">(</text:span><text:span text:style-name="T31">Interceptor</text:span><text:span text:style-name="T27">.</text:span><text:span text:style-name="T28">Priority</text:span><text:span text:style-name="T27">.</text:span><text:span text:style-name="T34">APPLICATION</text:span><text:span text:style-name="T27">)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HelloDecorator</text:span><text:span text:style-name="T27"> </text:span><text:span text:style-name="T26">implements</text:span><text:span text:style-name="T27"> </text:span><text:span text:style-name="T29">HelloService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31">@Delegate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30"/></text:p>
            <text:p text:style-name="P4"><text:span text:style-name="T27"><text:s text:c="4"/></text:span><text:span text:style-name="T31">@Override</text:span></text:p>
            <text:p text:style-name="P4"><text:span text:style-name="T27"><text:s text:c="4"/></text:span><text:span text:style-name="T26">public</text:span><text:span text:style-name="T27"> </text:span><text:span text:style-name="T28">String</text:span><text:span text:style-name="T27"> </text:span><text:span text:style-name="T32">hello</text:span><text:span text:style-name="T27"> () {</text:span></text:p>
            <text:p text:style-name="P4"><text:span text:style-name="T27"><text:s text:c="8"/></text:span><text:span text:style-name="T26">return</text:span><text:span text:style-name="T27"> </text:span><text:span text:style-name="T33">"Decorated "</text:span><text:span text:style-name="T27"> + </text:span><text:span text:style-name="T35">hello</text:span><text:span text:style-name="T27">.</text:span><text:span text:style-name="T61">hello</text:span><text:span text:style-name="T27">(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on class</text:p>
          </draw:text-box>
        </draw:frame>
        <draw:frame presentation:style-name="pr5" draw:text-style-name="P9" draw:layer="layout" svg:width="25.199cm" svg:height="13.859cm" svg:x="1.4cm" svg:y="4.915cm" presentation:class="outline" presentation:user-transformed="true">
          <draw:text-box>
            <text:p text:style-name="P4"><text:span text:style-name="T31">@Log</text:span></text:p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55"><text:s text:c="4"/></text:span><text:span text:style-name="T54">public</text:span><text:span text:style-name="T55"> </text:span><text:span text:style-name="T56">GreeterClient</text:span><text:span text:style-name="T57"> (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61">display</text:span><text:span text:style-name="T27">(</text:span><text:span text:style-name="T35">hello</text:span><text:span text:style-name="T27">.</text:span><text:span text:style-name="T61">hello</text:span><text:span text:style-name="T27">()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on constructor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6">public</text:span><text:span text:style-name="T27"> </text:span><text:span text:style-name="T26">class</text:span><text:span text:style-name="T27"> </text:span><text:span text:style-name="T28">GreeterClient</text:span><text:span text:style-name="T27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31"><text:s text:c="4"/></text:span><text:span text:style-name="T31">@Log</text:span></text:p>
            <text:p text:style-name="P4"><text:span text:style-name="T55"><text:s text:c="4"/></text:span><text:span text:style-name="T54">public</text:span><text:span text:style-name="T55"> </text:span><text:span text:style-name="T56">GreeterClient</text:span><text:span text:style-name="T57"> () {}</text:span></text:p>
            <text:p text:style-name="P4"><text:span text:style-name="T27"/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61">display</text:span><text:span text:style-name="T27">(</text:span><text:span text:style-name="T35">hello</text:span><text:span text:style-name="T27">.</text:span><text:span text:style-name="T61">hello</text:span><text:span text:style-name="T27">()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on method</text:p>
          </draw:text-box>
        </draw:frame>
        <draw:frame presentation:style-name="pr5" draw:text-style-name="P9" draw:layer="layout" svg:width="25.199cm" svg:height="13.859cm" svg:x="1.4cm" svg:y="4.914cm" presentation:class="outline" presentation:user-transformed="true">
          <draw:text-box>
            <text:p text:style-name="P4"><text:span text:style-name="T26">public</text:span><text:span text:style-name="T32"> </text:span><text:span text:style-name="T26">class</text:span><text:span text:style-name="T32"> </text:span><text:span text:style-name="T28">GreeterClient</text:span><text:span text:style-name="T32"> {</text:span></text:p>
            <text:p text:style-name="P4"><text:span text:style-name="T30"/></text:p>
            <text:p text:style-name="P4"><text:span text:style-name="T27"><text:s text:c="4"/></text:span><text:span text:style-name="T31">@Inject</text:span></text:p>
            <text:p text:style-name="P4"><text:span text:style-name="T27"><text:s text:c="4"/></text:span><text:span text:style-name="T26">private</text:span><text:span text:style-name="T27"> </text:span><text:span text:style-name="T29">HelloService</text:span><text:span text:style-name="T27"> </text:span><text:span text:style-name="T35">hello</text:span><text:span text:style-name="T27">;</text:span></text:p>
            <text:p text:style-name="P4"><text:span text:style-name="T27"/></text:p>
            <text:p text:style-name="P4"><text:span text:style-name="T55"><text:s text:c="4"/></text:span><text:span text:style-name="T54">public</text:span><text:span text:style-name="T55"> </text:span><text:span text:style-name="T56">GreeterClient</text:span><text:span text:style-name="T57"> () {}</text:span></text:p>
            <text:p text:style-name="P4"><text:span text:style-name="T27"/></text:p>
            <text:p text:style-name="P4"><text:span text:style-name="T31"><text:s text:c="4"/></text:span><text:span text:style-name="T31">@Log</text:span></text:p>
            <text:p text:style-name="P4"><text:span text:style-name="T27"><text:s text:c="4"/></text:span><text:span text:style-name="T26">public</text:span><text:span text:style-name="T27"> </text:span><text:span text:style-name="T26">void</text:span><text:span text:style-name="T27"> </text:span><text:span text:style-name="T32">greet</text:span><text:span text:style-name="T27"> () {</text:span></text:p>
            <text:p text:style-name="P4"><text:span text:style-name="T27"><text:s text:c="8"/></text:span><text:span text:style-name="T61">display</text:span><text:span text:style-name="T27">(</text:span><text:span text:style-name="T35">hello</text:span><text:span text:style-name="T27">.</text:span><text:span text:style-name="T61">hello</text:span><text:span text:style-name="T27">());</text:span></text:p>
            <text:p text:style-name="P4"><text:span text:style-name="T27"><text:s text:c="4"/></text:span><text:span text:style-name="T27">}</text:span></text:p>
            <text:p text:style-name="P4"><text:span text:style-name="T30"/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erceptor binding</text:p>
          </draw:text-box>
        </draw:frame>
        <draw:frame presentation:style-name="pr5" draw:text-style-name="P9" draw:layer="layout" svg:width="25.199cm" svg:height="13.859cm" svg:x="1.4cm" svg:y="4.914cm" presentation:class="outline">
          <draw:text-box>
            <text:p text:style-name="P4"><text:span text:style-name="T31">@InterceptorBinding</text:span></text:p>
            <text:p text:style-name="P4"><text:span text:style-name="T31">@Target</text:span><text:span text:style-name="T27">({</text:span><text:span text:style-name="T34">CONSTRUCTOR</text:span><text:span text:style-name="T27">,</text:span><text:span text:style-name="T34"> METHOD</text:span><text:span text:style-name="T27">, </text:span><text:span text:style-name="T34">TYPE</text:span><text:span text:style-name="T27">})</text:span></text:p>
            <text:p text:style-name="P4"><text:span text:style-name="T31">@Retention</text:span><text:span text:style-name="T27">(</text:span><text:span text:style-name="T34">RUNTIME</text:span><text:span text:style-name="T27">)</text:span></text:p>
            <text:p text:style-name="P4"><text:span text:style-name="T26">public</text:span><text:span text:style-name="T27"> </text:span><text:span text:style-name="T26">@interface</text:span><text:span text:style-name="T27"> </text:span><text:span text:style-name="T31">Log</text:span><text:span text:style-name="T27"> {</text:span></text:p>
            <text:p text:style-name="P4"><text:span text:style-name="T27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AroundInvoke Interceptor</text:p>
          </draw:text-box>
        </draw:frame>
        <draw:frame presentation:style-name="pr21" draw:text-style-name="P16" draw:layer="layout" svg:width="25.199cm" svg:height="14.156cm" svg:x="1.4cm" svg:y="4.914cm" presentation:class="outline" presentation:user-transformed="true">
          <draw:text-box>
            <text:p text:style-name="P4"><text:span text:style-name="T46">@Interceptor</text:span></text:p>
            <text:p text:style-name="P4"><text:span text:style-name="T46">@Log</text:span></text:p>
            <text:p text:style-name="P4"><text:span text:style-name="T46">@Priority</text:span><text:span text:style-name="T43">(</text:span><text:span text:style-name="T46">Interceptor</text:span><text:span text:style-name="T43">.</text:span><text:span text:style-name="T44">Priority</text:span><text:span text:style-name="T43">.</text:span><text:span text:style-name="T71">APPLICATION</text:span><text:span text:style-name="T43">)</text:span></text:p>
            <text:p text:style-name="P4"><text:span text:style-name="T42">public</text:span><text:span text:style-name="T43"> </text:span><text:span text:style-name="T42">class</text:span><text:span text:style-name="T43"> </text:span><text:span text:style-name="T44">LogInterceptor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6">@AroundInvoke</text:span></text:p>
            <text:p text:style-name="P4"><text:span text:style-name="T43"><text:s text:c="4"/></text:span><text:span text:style-name="T42">public</text:span><text:span text:style-name="T43"> </text:span><text:span text:style-name="T44">Object</text:span><text:span text:style-name="T43"> </text:span><text:span text:style-name="T49">log</text:span><text:span text:style-name="T43"> (</text:span><text:span text:style-name="T47">InvocationContext</text:span><text:span text:style-name="T43"> </text:span><text:span text:style-name="T50">ic</text:span><text:span text:style-name="T43">) </text:span><text:span text:style-name="T42">throws</text:span><text:span text:style-name="T43"> </text:span><text:span text:style-name="T44">Exception</text:span><text:span text:style-name="T43"> {</text:span></text:p>
            <text:p text:style-name="P4"><text:span text:style-name="T43"><text:s text:c="8"/></text:span><text:span text:style-name="T44">System</text:span><text:span text:style-name="T43">.</text:span><text:span text:style-name="T71">out</text:span><text:span text:style-name="T43">.println(</text:span><text:span text:style-name="T72">"Start "</text:span><text:span text:style-name="T43"> + </text:span><text:span text:style-name="T53">ic</text:span><text:span text:style-name="T43">.</text:span><text:span text:style-name="T52">getMethod</text:span><text:span text:style-name="T43">().getName());</text:span></text:p>
            <text:p text:style-name="P4"><text:span text:style-name="T43"><text:s text:c="8"/></text:span><text:span text:style-name="T42">try</text:span><text:span text:style-name="T43">{</text:span></text:p>
            <text:p text:style-name="P4"><text:span text:style-name="T43"><text:s text:c="12"/></text:span><text:span text:style-name="T42">return</text:span><text:span text:style-name="T43"> </text:span><text:span text:style-name="T53">ic</text:span><text:span text:style-name="T43">.</text:span><text:span text:style-name="T52">proceed</text:span><text:span text:style-name="T43">();</text:span></text:p>
            <text:p text:style-name="P4"><text:span text:style-name="T43"><text:s text:c="8"/></text:span><text:span text:style-name="T43">}</text:span><text:span text:style-name="T42">catch</text:span><text:span text:style-name="T43">( </text:span><text:span text:style-name="T44">Exception</text:span><text:span text:style-name="T43"> </text:span><text:span text:style-name="T50">e</text:span><text:span text:style-name="T43"> ){</text:span></text:p>
            <text:p text:style-name="P4"><text:span text:style-name="T43"><text:s text:c="12"/></text:span><text:span text:style-name="T44">System</text:span><text:span text:style-name="T43">.</text:span><text:span text:style-name="T71">out</text:span><text:span text:style-name="T43">.println(</text:span><text:span text:style-name="T72">"Exception "</text:span><text:span text:style-name="T43"> + </text:span><text:span text:style-name="T53">e</text:span><text:span text:style-name="T43">);</text:span></text:p>
            <text:p text:style-name="P4"><text:span text:style-name="T43"><text:s text:c="12"/></text:span><text:span text:style-name="T42">throw</text:span><text:span text:style-name="T43"> </text:span><text:span text:style-name="T53">e</text:span><text:span text:style-name="T43">;</text:span></text:p>
            <text:p text:style-name="P4"><text:span text:style-name="T43"><text:s text:c="8"/></text:span><text:span text:style-name="T43">}</text:span><text:span text:style-name="T42">finally</text:span><text:span text:style-name="T43">{</text:span></text:p>
            <text:p text:style-name="P4"><text:span text:style-name="T43"><text:s text:c="12"/></text:span><text:span text:style-name="T44">System</text:span><text:span text:style-name="T43">.</text:span><text:span text:style-name="T71">out</text:span><text:span text:style-name="T43">.println(</text:span><text:span text:style-name="T72">"End "</text:span><text:span text:style-name="T43"> + </text:span><text:span text:style-name="T53">ic</text:span><text:span text:style-name="T43">.</text:span><text:span text:style-name="T52">getMethod</text:span><text:span text:style-name="T43">().getName());</text:span></text:p>
            <text:p text:style-name="P4"><text:span text:style-name="T43"><text:s text:c="8"/></text:span><text:span text:style-name="T43">}</text:span></text:p>
            <text:p text:style-name="P4"><text:span text:style-name="T43"><text:s text:c="4"/></text:span><text:span text:style-name="T43">}</text:span></text:p>
            <text:p text:style-name="P4"><text:span text:style-name="T45"/></text:p>
            <text:p text:style-name="P4"><text:span text:style-name="T43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8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@AroundConstruct interceptor</text:p>
          </draw:text-box>
        </draw:frame>
        <draw:frame presentation:style-name="pr21" draw:layer="layout" svg:width="25.199cm" svg:height="14.156cm" svg:x="1.4cm" svg:y="4.914cm" presentation:class="outline" presentation:user-transformed="true">
          <draw:text-box>
            <text:p text:style-name="P4"><text:span text:style-name="T46">@Interceptor</text:span></text:p>
            <text:p text:style-name="P4"><text:span text:style-name="T46">@Log</text:span></text:p>
            <text:p text:style-name="P4"><text:span text:style-name="T46">@Priority</text:span><text:span text:style-name="T43">(</text:span><text:span text:style-name="T46">Interceptor</text:span><text:span text:style-name="T43">.</text:span><text:span text:style-name="T44">Priority</text:span><text:span text:style-name="T43">.</text:span><text:span text:style-name="T71">APPLICATION</text:span><text:span text:style-name="T43">)</text:span></text:p>
            <text:p text:style-name="P4"><text:span text:style-name="T42">public</text:span><text:span text:style-name="T43"> </text:span><text:span text:style-name="T42">class</text:span><text:span text:style-name="T43"> </text:span><text:span text:style-name="T44">LogInterceptor</text:span><text:span text:style-name="T43"> {</text:span></text:p>
            <text:p text:style-name="P4"><text:span text:style-name="T45"/></text:p>
            <text:p text:style-name="P4"><text:span text:style-name="T43"><text:s text:c="4"/></text:span><text:span text:style-name="T46">@AroundConstruct</text:span></text:p>
            <text:p text:style-name="P4"><text:span text:style-name="T43"><text:s text:c="4"/></text:span><text:span text:style-name="T42">public</text:span><text:span text:style-name="T43"> </text:span><text:span text:style-name="T44">Object</text:span><text:span text:style-name="T43"> </text:span><text:span text:style-name="T49">log</text:span><text:span text:style-name="T43"> (</text:span><text:span text:style-name="T47">InvocationContext</text:span><text:span text:style-name="T43"> </text:span><text:span text:style-name="T50">ic</text:span><text:span text:style-name="T43">) </text:span><text:span text:style-name="T42">throws</text:span><text:span text:style-name="T43"> </text:span><text:span text:style-name="T44">Exception</text:span><text:span text:style-name="T43"> {</text:span></text:p>
            <text:p text:style-name="P4"><text:span text:style-name="T43"><text:s text:c="8"/></text:span><text:span text:style-name="T44">System</text:span><text:span text:style-name="T43">.</text:span><text:span text:style-name="T71">out</text:span><text:span text:style-name="T43">.println(</text:span><text:span text:style-name="T72">"Start "</text:span><text:span text:style-name="T43"> + </text:span><text:span text:style-name="T53">ic</text:span><text:span text:style-name="T43">.</text:span><text:span text:style-name="T52">getConstructor</text:span><text:span text:style-name="T43">().getName());</text:span></text:p>
            <text:p text:style-name="P4"><text:span text:style-name="T43"><text:s text:c="8"/></text:span><text:span text:style-name="T42">try</text:span><text:span text:style-name="T43">{</text:span></text:p>
            <text:p text:style-name="P4"><text:span text:style-name="T43"><text:s text:c="12"/></text:span><text:span text:style-name="T42">return</text:span><text:span text:style-name="T43"> </text:span><text:span text:style-name="T53">ic</text:span><text:span text:style-name="T43">.</text:span><text:span text:style-name="T52">proceed</text:span><text:span text:style-name="T43">();</text:span></text:p>
            <text:p text:style-name="P4"><text:span text:style-name="T43"><text:s text:c="8"/></text:span><text:span text:style-name="T43">}</text:span><text:span text:style-name="T42">catch</text:span><text:span text:style-name="T43">( </text:span><text:span text:style-name="T44">Exception</text:span><text:span text:style-name="T43"> </text:span><text:span text:style-name="T50">e</text:span><text:span text:style-name="T43"> ){</text:span></text:p>
            <text:p text:style-name="P4"><text:span text:style-name="T43"><text:s text:c="12"/></text:span><text:span text:style-name="T44">System</text:span><text:span text:style-name="T43">.</text:span><text:span text:style-name="T71">out</text:span><text:span text:style-name="T43">.println(</text:span><text:span text:style-name="T72">"Exception "</text:span><text:span text:style-name="T43"> + </text:span><text:span text:style-name="T53">e</text:span><text:span text:style-name="T43">);</text:span></text:p>
            <text:p text:style-name="P4"><text:span text:style-name="T43"><text:s text:c="12"/></text:span><text:span text:style-name="T42">throw</text:span><text:span text:style-name="T43"> </text:span><text:span text:style-name="T53">e</text:span><text:span text:style-name="T43">;</text:span></text:p>
            <text:p text:style-name="P4"><text:span text:style-name="T43"><text:s text:c="8"/></text:span><text:span text:style-name="T43">}</text:span><text:span text:style-name="T42">finally</text:span><text:span text:style-name="T43">{</text:span></text:p>
            <text:p text:style-name="P4"><text:span text:style-name="T43"><text:s text:c="12"/></text:span><text:span text:style-name="T44">System</text:span><text:span text:style-name="T43">.</text:span><text:span text:style-name="T71">out</text:span><text:span text:style-name="T43">.println(</text:span><text:span text:style-name="T72">"End "</text:span><text:span text:style-name="T43"> + </text:span><text:span text:style-name="T53">ic</text:span><text:span text:style-name="T43">.</text:span><text:span text:style-name="T52">getConstructor</text:span><text:span text:style-name="T43">().getName());</text:span></text:p>
            <text:p text:style-name="P4"><text:span text:style-name="T43"><text:s text:c="8"/></text:span><text:span text:style-name="T43">}</text:span></text:p>
            <text:p text:style-name="P4"><text:span text:style-name="T43"><text:s text:c="4"/></text:span><text:span text:style-name="T43">}</text:span></text:p>
            <text:p text:style-name="P4"><text:span text:style-name="T45"/></text:p>
            <text:p text:style-name="P4"><text:span text:style-name="T4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7-08T21:31:12.54</meta:creation-date>
    <meta:editing-duration>PT18H52M22S</meta:editing-duration>
    <meta:editing-cycles>315</meta:editing-cycles>
    <meta:generator>OpenOffice/4.1.5$Win32 OpenOffice.org_project/415m1$Build-9789</meta:generator>
    <dc:date>2019-07-11T11:46:46.20</dc:date>
    <meta:document-statistic meta:object-count="297"/>
  </office:meta>
</office:document-meta>
</file>